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5" table:default-cell-style-name="Default"/>
        <table:table-row table:style-name="ro1">
          <table:table-cell office:value-type="string">
            <text:p>Einfügen</text:p>
          </table:table-cell>
          <table:table-cell table:number-columns-repeated="9"/>
          <table:table-cell office:value-type="string">
            <text:p>Lesen</text:p>
          </table:table-cell>
          <table:table-cell office:value-type="string">
            <text:p><text:s/>calls 1000000</text:p>
          </table:table-cell>
          <table:table-cell table:number-columns-repeated="8"/>
          <table:table-cell office:value-type="string">
            <text:p>Update</text:p>
          </table:table-cell>
          <table:table-cell office:value-type="string">
            <text:p><text:s/>calls 1000000</text:p>
          </table:table-cell>
          <table:table-cell office:value-type="string">
            <text:p><text:s/>percent 10</text:p>
          </table:table-cell>
          <table:table-cell table:number-columns-repeated="10"/>
          <table:table-cell office:value-type="string">
            <text:p>Delete</text:p>
          </table:table-cell>
          <table:table-cell office:value-type="string">
            <text:p><text:s/>calls 1000000</text:p>
          </table:table-cell>
          <table:table-cell office:value-type="string">
            <text:p><text:s/>percent 10</text:p>
          </table:table-cell>
          <table:table-cell table:number-columns-repeated="9"/>
        </table:table-row>
        <table:table-row table:style-name="ro1"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/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/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4"/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3"/>
        </table:table-row>
        <table:table-row table:style-name="ro1">
          <table:table-cell office:value-type="string">
            <text:p>Redis</text:p>
          </table:table-cell>
          <table:table-cell office:value-type="float" office:value="89320.071251121">
            <text:p>89320,071251121</text:p>
          </table:table-cell>
          <table:table-cell office:value-type="float" office:value="95450.982199961">
            <text:p>95450,982199961</text:p>
          </table:table-cell>
          <table:table-cell office:value-type="float" office:value="93153.635947837">
            <text:p>93153,635947837</text:p>
          </table:table-cell>
          <table:table-cell office:value-type="float" office:value="93457.6619713284">
            <text:p>93457,6619713284</text:p>
          </table:table-cell>
          <table:table-cell office:value-type="float" office:value="92629.9510795287">
            <text:p>92629,9510795287</text:p>
          </table:table-cell>
          <table:table-cell office:value-type="float" office:value="90091.5847717069">
            <text:p>90091,5847717069</text:p>
          </table:table-cell>
          <table:table-cell office:value-type="float" office:value="91224.9600388749">
            <text:p>91224,9600388749</text:p>
          </table:table-cell>
          <table:table-cell office:value-type="float" office:value="90219.5036673658">
            <text:p>90219,5036673658</text:p>
          </table:table-cell>
          <table:table-cell/>
          <table:table-cell office:value-type="string">
            <text:p>Redis</text:p>
          </table:table-cell>
          <table:table-cell office:value-type="float" office:value="99102.6707647104">
            <text:p>99102,6707647104</text:p>
          </table:table-cell>
          <table:table-cell office:value-type="float" office:value="98668.4524117325">
            <text:p>98668,4524117325</text:p>
          </table:table-cell>
          <table:table-cell office:value-type="float" office:value="95483.3286630925">
            <text:p>95483,3286630925</text:p>
          </table:table-cell>
          <table:table-cell office:value-type="float" office:value="92485.0794840916">
            <text:p>92485,0794840916</text:p>
          </table:table-cell>
          <table:table-cell office:value-type="float" office:value="89186.957575554">
            <text:p>89186,957575554</text:p>
          </table:table-cell>
          <table:table-cell office:value-type="float" office:value="86165.1040472966">
            <text:p>86165,1040472966</text:p>
          </table:table-cell>
          <table:table-cell office:value-type="float" office:value="80508.4743661304">
            <text:p>80508,4743661304</text:p>
          </table:table-cell>
          <table:table-cell office:value-type="float" office:value="77958.8899053757">
            <text:p>77958,8899053757</text:p>
          </table:table-cell>
          <table:table-cell/>
          <table:table-cell office:value-type="string">
            <text:p>Redis</text:p>
          </table:table-cell>
          <table:table-cell office:value-type="float" office:value="99655.8822989312">
            <text:p>99655,8822989312</text:p>
          </table:table-cell>
          <table:table-cell office:value-type="float" office:value="99145.9096532706">
            <text:p>99145,9096532706</text:p>
          </table:table-cell>
          <table:table-cell office:value-type="float" office:value="96821.7739825298">
            <text:p>96821,7739825298</text:p>
          </table:table-cell>
          <table:table-cell office:value-type="float" office:value="92793.6483585069">
            <text:p>92793,6483585069</text:p>
          </table:table-cell>
          <table:table-cell office:value-type="float" office:value="85050.2991683524">
            <text:p>85050,2991683524</text:p>
          </table:table-cell>
          <table:table-cell office:value-type="float" office:value="84197.0121387546">
            <text:p>84197,0121387546</text:p>
          </table:table-cell>
          <table:table-cell office:value-type="float" office:value="81095.5766063596">
            <text:p>81095,5766063596</text:p>
          </table:table-cell>
          <table:table-cell office:value-type="float" office:value="76534.4366316483">
            <text:p>76534,4366316483</text:p>
          </table:table-cell>
          <table:table-cell table:number-columns-repeated="4"/>
          <table:table-cell office:value-type="string">
            <text:p>Redis</text:p>
          </table:table-cell>
          <table:table-cell office:value-type="float" office:value="100331.810933851">
            <text:p>100331,810933851</text:p>
          </table:table-cell>
          <table:table-cell office:value-type="float" office:value="99840.7922253444">
            <text:p>99840,7922253444</text:p>
          </table:table-cell>
          <table:table-cell office:value-type="float" office:value="96313.8035445946">
            <text:p>96313,8035445946</text:p>
          </table:table-cell>
          <table:table-cell office:value-type="float" office:value="92622.1743569761">
            <text:p>92622,1743569761</text:p>
          </table:table-cell>
          <table:table-cell office:value-type="float" office:value="87621.8992719235">
            <text:p>87621,8992719235</text:p>
          </table:table-cell>
          <table:table-cell office:value-type="float" office:value="83856.5394187647">
            <text:p>83856,5394187647</text:p>
          </table:table-cell>
          <table:table-cell office:value-type="float" office:value="80596.0270273908">
            <text:p>80596,0270273908</text:p>
          </table:table-cell>
          <table:table-cell office:value-type="float" office:value="76880.6252396434">
            <text:p>76880,6252396434</text:p>
          </table:table-cell>
          <table:table-cell table:number-columns-repeated="3"/>
        </table:table-row>
        <table:table-row table:style-name="ro1">
          <table:table-cell office:value-type="string">
            <text:p>ArangoDB</text:p>
          </table:table-cell>
          <table:table-cell office:value-type="float" office:value="13118.4970765488">
            <text:p>13118,4970765488</text:p>
          </table:table-cell>
          <table:table-cell office:value-type="float" office:value="7145.07152096698">
            <text:p>7145,071520967</text:p>
          </table:table-cell>
          <table:table-cell office:value-type="float" office:value="10043.993491396">
            <text:p>10043,993491396</text:p>
          </table:table-cell>
          <table:table-cell office:value-type="float" office:value="7704.03252239881">
            <text:p>7704,0325223988</text:p>
          </table:table-cell>
          <table:table-cell office:value-type="float" office:value="9973.82547954579">
            <text:p>9973,8254795458</text:p>
          </table:table-cell>
          <table:table-cell office:value-type="float" office:value="9495.25519638882">
            <text:p>9495,2551963888</text:p>
          </table:table-cell>
          <table:table-cell office:value-type="float" office:value="9538.16681702651">
            <text:p>9538,1668170265</text:p>
          </table:table-cell>
          <table:table-cell office:value-type="float" office:value="9860.98889568371">
            <text:p>9860,9888956837</text:p>
          </table:table-cell>
          <table:table-cell/>
          <table:table-cell office:value-type="string">
            <text:p>ArangoDB</text:p>
          </table:table-cell>
          <table:table-cell office:value-type="float" office:value="19510.2410367383">
            <text:p>19510,2410367383</text:p>
          </table:table-cell>
          <table:table-cell office:value-type="float" office:value="19597.3811913531">
            <text:p>19597,3811913531</text:p>
          </table:table-cell>
          <table:table-cell office:value-type="float" office:value="18513.2257621203">
            <text:p>18513,2257621203</text:p>
          </table:table-cell>
          <table:table-cell office:value-type="float" office:value="17571.0899324849">
            <text:p>17571,0899324849</text:p>
          </table:table-cell>
          <table:table-cell office:value-type="float" office:value="17124.9530688135">
            <text:p>17124,9530688135</text:p>
          </table:table-cell>
          <table:table-cell office:value-type="float" office:value="16846.7325043155">
            <text:p>16846,7325043155</text:p>
          </table:table-cell>
          <table:table-cell office:value-type="float" office:value="17558.3172849387">
            <text:p>17558,3172849387</text:p>
          </table:table-cell>
          <table:table-cell office:value-type="float" office:value="16420.5452591661">
            <text:p>16420,5452591661</text:p>
          </table:table-cell>
          <table:table-cell/>
          <table:table-cell office:value-type="string">
            <text:p>ArangoDB</text:p>
          </table:table-cell>
          <table:table-cell office:value-type="float" office:value="16869.6556109999">
            <text:p>16869,6556109999</text:p>
          </table:table-cell>
          <table:table-cell office:value-type="float" office:value="17227.2566770958">
            <text:p>17227,2566770958</text:p>
          </table:table-cell>
          <table:table-cell office:value-type="float" office:value="16011.7278300144">
            <text:p>16011,7278300144</text:p>
          </table:table-cell>
          <table:table-cell office:value-type="float" office:value="15054.8933278933">
            <text:p>15054,8933278933</text:p>
          </table:table-cell>
          <table:table-cell office:value-type="float" office:value="15054.9148671358">
            <text:p>15054,9148671358</text:p>
          </table:table-cell>
          <table:table-cell office:value-type="float" office:value="14912.5225271179">
            <text:p>14912,5225271179</text:p>
          </table:table-cell>
          <table:table-cell office:value-type="float" office:value="14587.6899076287">
            <text:p>14587,6899076287</text:p>
          </table:table-cell>
          <table:table-cell office:value-type="float" office:value="14435.3993826543">
            <text:p>14435,3993826543</text:p>
          </table:table-cell>
          <table:table-cell table:number-columns-repeated="4"/>
          <table:table-cell office:value-type="string">
            <text:p>ArangoDB</text:p>
          </table:table-cell>
          <table:table-cell office:value-type="float" office:value="17285.2495786515">
            <text:p>17285,2495786515</text:p>
          </table:table-cell>
          <table:table-cell office:value-type="float" office:value="16746.7597129712">
            <text:p>16746,7597129712</text:p>
          </table:table-cell>
          <table:table-cell office:value-type="float" office:value="14537.4064545458">
            <text:p>14537,4064545458</text:p>
          </table:table-cell>
          <table:table-cell office:value-type="float" office:value="14699.8468087731">
            <text:p>14699,8468087731</text:p>
          </table:table-cell>
          <table:table-cell office:value-type="float" office:value="13870.1889321871">
            <text:p>13870,1889321871</text:p>
          </table:table-cell>
          <table:table-cell office:value-type="float" office:value="14835.8069625234">
            <text:p>14835,8069625234</text:p>
          </table:table-cell>
          <table:table-cell office:value-type="float" office:value="13765.8208227341">
            <text:p>13765,8208227341</text:p>
          </table:table-cell>
          <table:table-cell office:value-type="float" office:value="13672.1700175773">
            <text:p>13672,1700175773</text:p>
          </table:table-cell>
          <table:table-cell table:number-columns-repeated="3"/>
        </table:table-row>
        <table:table-row table:style-name="ro1">
          <table:table-cell office:value-type="string">
            <text:p>Cassandra</text:p>
          </table:table-cell>
          <table:table-cell office:value-type="float" office:value="8489.18295650311">
            <text:p>8489,1829565031</text:p>
          </table:table-cell>
          <table:table-cell office:value-type="float" office:value="8443.10264270663">
            <text:p>8443,1026427066</text:p>
          </table:table-cell>
          <table:table-cell office:value-type="float" office:value="8412.77945070871">
            <text:p>8412,7794507087</text:p>
          </table:table-cell>
          <table:table-cell office:value-type="float" office:value="8397.32309165433">
            <text:p>8397,3230916543</text:p>
          </table:table-cell>
          <table:table-cell office:value-type="float" office:value="8417.47535659858">
            <text:p>8417,4753565986</text:p>
          </table:table-cell>
          <table:table-cell office:value-type="float" office:value="8435.70492753895">
            <text:p>8435,704927539</text:p>
          </table:table-cell>
          <table:table-cell office:value-type="float" office:value="8364.38515483638">
            <text:p>8364,3851548364</text:p>
          </table:table-cell>
          <table:table-cell office:value-type="float" office:value="8378.72527456193">
            <text:p>8378,7252745619</text:p>
          </table:table-cell>
          <table:table-cell/>
          <table:table-cell office:value-type="string">
            <text:p>Cassandra</text:p>
          </table:table-cell>
          <table:table-cell office:value-type="float" office:value="8645.4206958292">
            <text:p>8645,4206958292</text:p>
          </table:table-cell>
          <table:table-cell office:value-type="float" office:value="8653.20779074892">
            <text:p>8653,2077907489</text:p>
          </table:table-cell>
          <table:table-cell office:value-type="float" office:value="8525.48753545826">
            <text:p>8525,4875354583</text:p>
          </table:table-cell>
          <table:table-cell office:value-type="float" office:value="8418.79428784893">
            <text:p>8418,7942878489</text:p>
          </table:table-cell>
          <table:table-cell office:value-type="float" office:value="8179.13219188014">
            <text:p>8179,1321918801</text:p>
          </table:table-cell>
          <table:table-cell office:value-type="float" office:value="7548.65408237857">
            <text:p>7548,6540823786</text:p>
          </table:table-cell>
          <table:table-cell office:value-type="float" office:value="7422.41327393251">
            <text:p>7422,4132739325</text:p>
          </table:table-cell>
          <table:table-cell office:value-type="float" office:value="7126.45073212962">
            <text:p>7126,4507321296</text:p>
          </table:table-cell>
          <table:table-cell/>
          <table:table-cell office:value-type="string">
            <text:p>Cassandra</text:p>
          </table:table-cell>
          <table:table-cell office:value-type="float" office:value="8556.00729740849">
            <text:p>8556,0072974085</text:p>
          </table:table-cell>
          <table:table-cell office:value-type="float" office:value="8458.22248838683">
            <text:p>8458,2224883868</text:p>
          </table:table-cell>
          <table:table-cell office:value-type="float" office:value="8406.3695980891">
            <text:p>8406,3695980891</text:p>
          </table:table-cell>
          <table:table-cell office:value-type="float" office:value="8252.11413763197">
            <text:p>8252,114137632</text:p>
          </table:table-cell>
          <table:table-cell office:value-type="float" office:value="8037.92031882502">
            <text:p>8037,920318825</text:p>
          </table:table-cell>
          <table:table-cell office:value-type="float" office:value="7436.34346218388">
            <text:p>7436,3434621839</text:p>
          </table:table-cell>
          <table:table-cell office:value-type="float" office:value="7320.21937189756">
            <text:p>7320,2193718976</text:p>
          </table:table-cell>
          <table:table-cell office:value-type="float" office:value="7054.31134462628">
            <text:p>7054,3113446263</text:p>
          </table:table-cell>
          <table:table-cell table:number-columns-repeated="4"/>
          <table:table-cell office:value-type="string">
            <text:p>Cassandra</text:p>
          </table:table-cell>
          <table:table-cell office:value-type="float" office:value="6579.50881440024">
            <text:p>6579,5088144002</text:p>
          </table:table-cell>
          <table:table-cell office:value-type="float" office:value="6286.95676324869">
            <text:p>6286,9567632487</text:p>
          </table:table-cell>
          <table:table-cell office:value-type="float" office:value="6059.872097969">
            <text:p>6059,872097969</text:p>
          </table:table-cell>
          <table:table-cell office:value-type="float" office:value="5872.24978833497">
            <text:p>5872,249788335</text:p>
          </table:table-cell>
          <table:table-cell office:value-type="float" office:value="5577.52577097397">
            <text:p>5577,525770974</text:p>
          </table:table-cell>
          <table:table-cell office:value-type="float" office:value="5373.22709443257">
            <text:p>5373,2270944326</text:p>
          </table:table-cell>
          <table:table-cell office:value-type="float" office:value="5273.07560762843">
            <text:p>5273,0756076284</text:p>
          </table:table-cell>
          <table:table-cell office:value-type="float" office:value="5158.7182029913">
            <text:p>5158,7182029913</text:p>
          </table:table-cell>
          <table:table-cell table:number-columns-repeated="3"/>
        </table:table-row>
        <table:table-row table:style-name="ro1">
          <table:table-cell office:value-type="string">
            <text:p>MongoDB</text:p>
          </table:table-cell>
          <table:table-cell office:value-type="float" office:value="26709.6621571437">
            <text:p>26709,6621571437</text:p>
          </table:table-cell>
          <table:table-cell office:value-type="float" office:value="27291.3771777044">
            <text:p>27291,3771777044</text:p>
          </table:table-cell>
          <table:table-cell office:value-type="float" office:value="27184.224470428">
            <text:p>27184,224470428</text:p>
          </table:table-cell>
          <table:table-cell office:value-type="float" office:value="26407.402612315">
            <text:p>26407,402612315</text:p>
          </table:table-cell>
          <table:table-cell office:value-type="float" office:value="26719.6128520992">
            <text:p>26719,6128520992</text:p>
          </table:table-cell>
          <table:table-cell office:value-type="float" office:value="26846.7851651599">
            <text:p>26846,7851651599</text:p>
          </table:table-cell>
          <table:table-cell office:value-type="float" office:value="26598.4569175446">
            <text:p>26598,4569175446</text:p>
          </table:table-cell>
          <table:table-cell office:value-type="float" office:value="26647.9806985464">
            <text:p>26647,9806985464</text:p>
          </table:table-cell>
          <table:table-cell/>
          <table:table-cell office:value-type="string">
            <text:p>MongoDB</text:p>
          </table:table-cell>
          <table:table-cell office:value-type="float" office:value="23099.5521514337">
            <text:p>23099,5521514337</text:p>
          </table:table-cell>
          <table:table-cell office:value-type="float" office:value="23150.9513800242">
            <text:p>23150,9513800242</text:p>
          </table:table-cell>
          <table:table-cell office:value-type="float" office:value="22948.3529796273">
            <text:p>22948,3529796273</text:p>
          </table:table-cell>
          <table:table-cell office:value-type="float" office:value="22309.4285947119">
            <text:p>22309,4285947119</text:p>
          </table:table-cell>
          <table:table-cell office:value-type="float" office:value="22310.8847431174">
            <text:p>22310,8847431174</text:p>
          </table:table-cell>
          <table:table-cell office:value-type="float" office:value="21991.4380723157">
            <text:p>21991,4380723157</text:p>
          </table:table-cell>
          <table:table-cell office:value-type="float" office:value="21864.3334316411">
            <text:p>21864,3334316411</text:p>
          </table:table-cell>
          <table:table-cell office:value-type="float" office:value="21666.7431670618">
            <text:p>21666,7431670618</text:p>
          </table:table-cell>
          <table:table-cell/>
          <table:table-cell office:value-type="string">
            <text:p>MongoDB</text:p>
          </table:table-cell>
          <table:table-cell office:value-type="float" office:value="22392.7264090108">
            <text:p>22392,7264090108</text:p>
          </table:table-cell>
          <table:table-cell office:value-type="float" office:value="22508.0624742967">
            <text:p>22508,0624742967</text:p>
          </table:table-cell>
          <table:table-cell office:value-type="float" office:value="21346.844471869">
            <text:p>21346,844471869</text:p>
          </table:table-cell>
          <table:table-cell office:value-type="float" office:value="21674.9012559628">
            <text:p>21674,9012559628</text:p>
          </table:table-cell>
          <table:table-cell office:value-type="float" office:value="21604.0982875937">
            <text:p>21604,0982875937</text:p>
          </table:table-cell>
          <table:table-cell office:value-type="float" office:value="21286.40370519">
            <text:p>21286,40370519</text:p>
          </table:table-cell>
          <table:table-cell office:value-type="float" office:value="21144.5812504086">
            <text:p>21144,5812504086</text:p>
          </table:table-cell>
          <table:table-cell office:value-type="float" office:value="20998.17360832">
            <text:p>20998,17360832</text:p>
          </table:table-cell>
          <table:table-cell table:number-columns-repeated="4"/>
          <table:table-cell office:value-type="string">
            <text:p>MongoDB</text:p>
          </table:table-cell>
          <table:table-cell office:value-type="float" office:value="23947.885825121">
            <text:p>23947,885825121</text:p>
          </table:table-cell>
          <table:table-cell office:value-type="float" office:value="23371.2217798414">
            <text:p>23371,2217798414</text:p>
          </table:table-cell>
          <table:table-cell office:value-type="float" office:value="22427.8789826487">
            <text:p>22427,8789826487</text:p>
          </table:table-cell>
          <table:table-cell office:value-type="float" office:value="22136.33366769">
            <text:p>22136,33366769</text:p>
          </table:table-cell>
          <table:table-cell office:value-type="float" office:value="21643.572297257">
            <text:p>21643,572297257</text:p>
          </table:table-cell>
          <table:table-cell office:value-type="float" office:value="21678.879941665">
            <text:p>21678,879941665</text:p>
          </table:table-cell>
          <table:table-cell office:value-type="float" office:value="21442.4520491957">
            <text:p>21442,4520491957</text:p>
          </table:table-cell>
          <table:table-cell office:value-type="float" office:value="21357.9996066591">
            <text:p>21357,9996066591</text:p>
          </table:table-cell>
          <table:table-cell table:number-columns-repeated="3"/>
        </table:table-row>
        <table:table-row table:style-name="ro1">
          <table:table-cell>
            <draw:frame table:end-cell-address="Tabelle1.G26" table:end-x="2.23cm" table:end-y="0.441cm" draw:z-index="0" draw:style-name="gr1" draw:text-style-name="P1" svg:width="15.778cm" svg:height="8.991cm" svg:x="0cm" svg:y="0.031cm">
              <draw:object draw:notify-on-update-of-ranges="Tabelle1.B2:Tabelle1.I2 Tabelle1.B2:Tabelle1.I2 Tabelle1.A3:Tabelle1.A3 Tabelle1.B3:Tabelle1.I3 Tabelle1.B2:Tabelle1.I2 Tabelle1.A4:Tabelle1.A4 Tabelle1.B4:Tabelle1.I4 Tabelle1.B2:Tabelle1.I2 Tabelle1.A5:Tabelle1.A5 Tabelle1.B5:Tabelle1.I5 Tabelle1.B2:Tabelle1.I2 Tabelle1.A6:Tabelle1.A6 Tabelle1.B6:Tabelle1.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Tabelle1.Q26" table:end-x="2.243cm" table:end-y="0.43cm" draw:z-index="1" draw:style-name="gr1" draw:text-style-name="P1" svg:width="15.784cm" svg:height="9cm" svg:x="0.008cm" svg:y="0.011cm">
              <draw:object draw:notify-on-update-of-ranges="Tabelle1.L2:Tabelle1.S2 Tabelle1.L2:Tabelle1.S2 Tabelle1.K3:Tabelle1.K3 Tabelle1.L3:Tabelle1.S3 Tabelle1.L2:Tabelle1.S2 Tabelle1.K4:Tabelle1.K4 Tabelle1.L4:Tabelle1.S4 Tabelle1.L2:Tabelle1.S2 Tabelle1.K5:Tabelle1.K5 Tabelle1.L5:Tabelle1.S5 Tabelle1.L2:Tabelle1.S2 Tabelle1.K6:Tabelle1.K6 Tabelle1.L6:Tabelle1.S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Tabelle1.AA26" table:end-x="2.243cm" table:end-y="0.444cm" draw:z-index="3" draw:style-name="gr1" draw:text-style-name="P1" svg:width="15.769cm" svg:height="8.999cm" svg:x="0.023cm" svg:y="0.026cm">
              <draw:object draw:notify-on-update-of-ranges="Tabelle1.V2:Tabelle1.AC2 Tabelle1.V2:Tabelle1.AC2 Tabelle1.U3:Tabelle1.U3 Tabelle1.V3:Tabelle1.AC3 Tabelle1.V2:Tabelle1.AC2 Tabelle1.U4:Tabelle1.U4 Tabelle1.V4:Tabelle1.AC4 Tabelle1.V2:Tabelle1.AC2 Tabelle1.U5:Tabelle1.U5 Tabelle1.V5:Tabelle1.AC5 Tabelle1.V2:Tabelle1.AC2 Tabelle1.U6:Tabelle1.U6 Tabelle1.V6:Tabelle1.AC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  <table:table-cell>
            <draw:frame table:end-cell-address="Tabelle1.AN27" table:end-x="2.227cm" table:end-y="0.065cm" draw:z-index="5" draw:style-name="gr1" draw:text-style-name="P1" svg:width="15.742cm" svg:height="9.006cm" svg:x="0.034cm" svg:y="0.092cm">
              <draw:object draw:notify-on-update-of-ranges="Tabelle1.AI2:Tabelle1.AP2 Tabelle1.AI2:Tabelle1.AP2 Tabelle1.AH3:Tabelle1.AH3 Tabelle1.AI3:Tabelle1.AP3 Tabelle1.AI2:Tabelle1.AP2 Tabelle1.AH4:Tabelle1.AH4 Tabelle1.AI4:Tabelle1.AP4 Tabelle1.AI2:Tabelle1.AP2 Tabelle1.AH5:Tabelle1.AH5 Tabelle1.AI5:Tabelle1.AP5 Tabelle1.AI2:Tabelle1.AP2 Tabelle1.AH6:Tabelle1.AH6 Tabelle1.AI6:Tabelle1.AP6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1">
          <table:table-cell table:number-columns-repeated="45"/>
        </table:table-row>
        <table:table-row table:style-name="ro1">
          <table:table-cell table:number-columns-repeated="10"/>
          <table:table-cell office:value-type="string">
            <text:p>Lesen</text:p>
          </table:table-cell>
          <table:table-cell office:value-type="string">
            <text:p><text:s/>databasesize 1000000</text:p>
          </table:table-cell>
          <table:table-cell table:number-columns-repeated="8"/>
          <table:table-cell office:value-type="string">
            <text:p>Update</text:p>
          </table:table-cell>
          <table:table-cell office:value-type="string">
            <text:p><text:s/>databasesize 1000000</text:p>
          </table:table-cell>
          <table:table-cell office:value-type="string">
            <text:p><text:s/>calls 1000000</text:p>
          </table:table-cell>
          <table:table-cell table:number-columns-repeated="10"/>
          <table:table-cell office:value-type="string">
            <text:p>Delete</text:p>
          </table:table-cell>
          <table:table-cell office:value-type="string">
            <text:p><text:s/>databasesize 1000000</text:p>
          </table:table-cell>
          <table:table-cell office:value-type="string">
            <text:p><text:s/>calls 1000000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/>
          <table:table-cell office:value-type="string">
            <text:p>Befehle pro Sekund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efehle pro Sekund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10"/>
          <table:table-cell office:value-type="string">
            <text:p>Redis</text:p>
          </table:table-cell>
          <table:table-cell office:value-type="float" office:value="52109.1005236179">
            <text:p>52109,1005236179</text:p>
          </table:table-cell>
          <table:table-cell office:value-type="float" office:value="67043.0581050559">
            <text:p>67043,0581050559</text:p>
          </table:table-cell>
          <table:table-cell office:value-type="float" office:value="91242.8878347357">
            <text:p>91242,8878347357</text:p>
          </table:table-cell>
          <table:table-cell office:value-type="float" office:value="93671.0854592419">
            <text:p>93671,0854592419</text:p>
          </table:table-cell>
          <table:table-cell office:value-type="float" office:value="96306.4256695358">
            <text:p>96306,4256695358</text:p>
          </table:table-cell>
          <table:table-cell office:value-type="float" office:value="96013.6754966393">
            <text:p>96013,6754966393</text:p>
          </table:table-cell>
          <table:table-cell office:value-type="float" office:value="96329.4321244515">
            <text:p>96329,4321244515</text:p>
          </table:table-cell>
          <table:table-cell office:value-type="float" office:value="95840.2964205456">
            <text:p>95840,2964205456</text:p>
          </table:table-cell>
          <table:table-cell/>
          <table:table-cell office:value-type="string">
            <text:p>Redis</text:p>
          </table:table-cell>
          <table:table-cell office:value-type="float" office:value="92994.355339624">
            <text:p>92994,355339624</text:p>
          </table:table-cell>
          <table:table-cell office:value-type="float" office:value="92952.0486303583">
            <text:p>92952,0486303583</text:p>
          </table:table-cell>
          <table:table-cell office:value-type="float" office:value="92846.3255671828">
            <text:p>92846,3255671828</text:p>
          </table:table-cell>
          <table:table-cell office:value-type="float" office:value="92191.6505919922">
            <text:p>92191,6505919922</text:p>
          </table:table-cell>
          <table:table-cell office:value-type="float" office:value="90742.2470990116">
            <text:p>90742,2470990116</text:p>
          </table:table-cell>
          <table:table-cell office:value-type="float" office:value="91099.6989416953">
            <text:p>91099,6989416953</text:p>
          </table:table-cell>
          <table:table-cell office:value-type="float" office:value="91222.5355051203">
            <text:p>91222,5355051203</text:p>
          </table:table-cell>
          <table:table-cell office:value-type="float" office:value="92614.2482563974">
            <text:p>92614,2482563974</text:p>
          </table:table-cell>
          <table:table-cell office:value-type="float" office:value="90192.9683907162">
            <text:p>90192,9683907162</text:p>
          </table:table-cell>
          <table:table-cell office:value-type="float" office:value="89231.9393585679">
            <text:p>89231,9393585679</text:p>
          </table:table-cell>
          <table:table-cell office:value-type="float" office:value="89630.9377739788">
            <text:p>89630,9377739788</text:p>
          </table:table-cell>
          <table:table-cell/>
          <table:table-cell office:value-type="string">
            <text:p>Redis</text:p>
          </table:table-cell>
          <table:table-cell office:value-type="float" office:value="94604.0567593946">
            <text:p>94604,0567593946</text:p>
          </table:table-cell>
          <table:table-cell office:value-type="float" office:value="93555.44708868">
            <text:p>93555,44708868</text:p>
          </table:table-cell>
          <table:table-cell office:value-type="float" office:value="92708.3432597895">
            <text:p>92708,3432597895</text:p>
          </table:table-cell>
          <table:table-cell office:value-type="float" office:value="92897.3559420965">
            <text:p>92897,3559420965</text:p>
          </table:table-cell>
          <table:table-cell office:value-type="float" office:value="92806.644156842">
            <text:p>92806,644156842</text:p>
          </table:table-cell>
          <table:table-cell office:value-type="float" office:value="92154.5600393534">
            <text:p>92154,5600393534</text:p>
          </table:table-cell>
          <table:table-cell office:value-type="float" office:value="93116.097569845">
            <text:p>93116,097569845</text:p>
          </table:table-cell>
          <table:table-cell office:value-type="float" office:value="92877.1145899577">
            <text:p>92877,1145899577</text:p>
          </table:table-cell>
          <table:table-cell office:value-type="float" office:value="92751.561073328">
            <text:p>92751,561073328</text:p>
          </table:table-cell>
          <table:table-cell office:value-type="float" office:value="92014.2412539113">
            <text:p>92014,2412539113</text:p>
          </table:table-cell>
          <table:table-cell office:value-type="float" office:value="91489.8001502542">
            <text:p>91489,8001502542</text:p>
          </table:table-cell>
        </table:table-row>
        <table:table-row table:style-name="ro1">
          <table:table-cell table:number-columns-repeated="10"/>
          <table:table-cell office:value-type="string">
            <text:p>ArangoDB</text:p>
          </table:table-cell>
          <table:table-cell office:value-type="float" office:value="18444.9873101789">
            <text:p>18444,9873101789</text:p>
          </table:table-cell>
          <table:table-cell office:value-type="float" office:value="19361.2137627929">
            <text:p>19361,2137627929</text:p>
          </table:table-cell>
          <table:table-cell office:value-type="float" office:value="16920.6133250936">
            <text:p>16920,6133250936</text:p>
          </table:table-cell>
          <table:table-cell office:value-type="float" office:value="17025.5411680761">
            <text:p>17025,5411680761</text:p>
          </table:table-cell>
          <table:table-cell office:value-type="float" office:value="17247.6863678707">
            <text:p>17247,6863678707</text:p>
          </table:table-cell>
          <table:table-cell office:value-type="float" office:value="17206.3229771335">
            <text:p>17206,3229771335</text:p>
          </table:table-cell>
          <table:table-cell office:value-type="float" office:value="17399.1457658665">
            <text:p>17399,1457658665</text:p>
          </table:table-cell>
          <table:table-cell office:value-type="float" office:value="17399.9024360208">
            <text:p>17399,9024360208</text:p>
          </table:table-cell>
          <table:table-cell/>
          <table:table-cell office:value-type="string">
            <text:p>ArangoDB</text:p>
          </table:table-cell>
          <table:table-cell office:value-type="float" office:value="16881.5554375466">
            <text:p>16881,5554375466</text:p>
          </table:table-cell>
          <table:table-cell office:value-type="float" office:value="15260.9770412786">
            <text:p>15260,9770412786</text:p>
          </table:table-cell>
          <table:table-cell office:value-type="float" office:value="14241.2360838287">
            <text:p>14241,2360838287</text:p>
          </table:table-cell>
          <table:table-cell office:value-type="float" office:value="13730.3783506596">
            <text:p>13730,3783506596</text:p>
          </table:table-cell>
          <table:table-cell office:value-type="float" office:value="12749.4732937402">
            <text:p>12749,4732937402</text:p>
          </table:table-cell>
          <table:table-cell office:value-type="float" office:value="12624.6548823612">
            <text:p>12624,6548823612</text:p>
          </table:table-cell>
          <table:table-cell office:value-type="float" office:value="11483.3608365136">
            <text:p>11483,3608365136</text:p>
          </table:table-cell>
          <table:table-cell office:value-type="float" office:value="8701.39973528173">
            <text:p>8701,3997352817</text:p>
          </table:table-cell>
          <table:table-cell office:value-type="float" office:value="10382.8336926978">
            <text:p>10382,8336926978</text:p>
          </table:table-cell>
          <table:table-cell office:value-type="float" office:value="7235.35043036031">
            <text:p>7235,3504303603</text:p>
          </table:table-cell>
          <table:table-cell office:value-type="float" office:value="7967.47497701156">
            <text:p>7967,4749770116</text:p>
          </table:table-cell>
          <table:table-cell/>
          <table:table-cell office:value-type="string">
            <text:p>ArangoDB</text:p>
          </table:table-cell>
          <table:table-cell office:value-type="float" office:value="16981.4033781579">
            <text:p>16981,4033781579</text:p>
          </table:table-cell>
          <table:table-cell office:value-type="float" office:value="14715.545106155">
            <text:p>14715,545106155</text:p>
          </table:table-cell>
          <table:table-cell office:value-type="float" office:value="12992.0859006645">
            <text:p>12992,0859006645</text:p>
          </table:table-cell>
          <table:table-cell office:value-type="float" office:value="11906.5815914536">
            <text:p>11906,5815914536</text:p>
          </table:table-cell>
          <table:table-cell office:value-type="float" office:value="10917.2901384154">
            <text:p>10917,2901384154</text:p>
          </table:table-cell>
          <table:table-cell office:value-type="float" office:value="10631.2087642835">
            <text:p>10631,2087642835</text:p>
          </table:table-cell>
          <table:table-cell office:value-type="float" office:value="9828.78408504252">
            <text:p>9828,7840850425</text:p>
          </table:table-cell>
          <table:table-cell office:value-type="float" office:value="9175.26095078219">
            <text:p>9175,2609507822</text:p>
          </table:table-cell>
          <table:table-cell office:value-type="float" office:value="8909.10040588417">
            <text:p>8909,1004058842</text:p>
          </table:table-cell>
          <table:table-cell office:value-type="float" office:value="8864.3234794286">
            <text:p>8864,3234794286</text:p>
          </table:table-cell>
          <table:table-cell office:value-type="float" office:value="8188.56713464475">
            <text:p>8188,5671346448</text:p>
          </table:table-cell>
        </table:table-row>
        <table:table-row table:style-name="ro1">
          <table:table-cell table:number-columns-repeated="10"/>
          <table:table-cell office:value-type="string">
            <text:p>Cassandra</text:p>
          </table:table-cell>
          <table:table-cell office:value-type="float" office:value="5939.76577235995">
            <text:p>5939,76577236</text:p>
          </table:table-cell>
          <table:table-cell office:value-type="float" office:value="6988.09789040117">
            <text:p>6988,0978904012</text:p>
          </table:table-cell>
          <table:table-cell office:value-type="float" office:value="8165.61066948086">
            <text:p>8165,6106694809</text:p>
          </table:table-cell>
          <table:table-cell office:value-type="float" office:value="8404.83690759335">
            <text:p>8404,8369075934</text:p>
          </table:table-cell>
          <table:table-cell office:value-type="float" office:value="8504.9853495188">
            <text:p>8504,9853495188</text:p>
          </table:table-cell>
          <table:table-cell office:value-type="float" office:value="8560.95895288995">
            <text:p>8560,95895289</text:p>
          </table:table-cell>
          <table:table-cell office:value-type="float" office:value="8567.9536294921">
            <text:p>8567,9536294921</text:p>
          </table:table-cell>
          <table:table-cell office:value-type="float" office:value="8543.97995473711">
            <text:p>8543,9799547371</text:p>
          </table:table-cell>
          <table:table-cell/>
          <table:table-cell office:value-type="string">
            <text:p>Cassandra</text:p>
          </table:table-cell>
          <table:table-cell office:value-type="float" office:value="8304.14735573135">
            <text:p>8304,1473557314</text:p>
          </table:table-cell>
          <table:table-cell office:value-type="float" office:value="8236.38907082637">
            <text:p>8236,3890708264</text:p>
          </table:table-cell>
          <table:table-cell office:value-type="float" office:value="8219.28417349174">
            <text:p>8219,2841734917</text:p>
          </table:table-cell>
          <table:table-cell office:value-type="float" office:value="8153.5022395093">
            <text:p>8153,5022395093</text:p>
          </table:table-cell>
          <table:table-cell office:value-type="float" office:value="8154.19314386862">
            <text:p>8154,1931438686</text:p>
          </table:table-cell>
          <table:table-cell office:value-type="float" office:value="8190.2600218561">
            <text:p>8190,2600218561</text:p>
          </table:table-cell>
          <table:table-cell office:value-type="float" office:value="8127.45621313604">
            <text:p>8127,456213136</text:p>
          </table:table-cell>
          <table:table-cell office:value-type="float" office:value="8135.86882948701">
            <text:p>8135,868829487</text:p>
          </table:table-cell>
          <table:table-cell office:value-type="float" office:value="8201.45535237433">
            <text:p>8201,4553523743</text:p>
          </table:table-cell>
          <table:table-cell office:value-type="float" office:value="8225.38478975628">
            <text:p>8225,3847897563</text:p>
          </table:table-cell>
          <table:table-cell office:value-type="float" office:value="8295.1318588075">
            <text:p>8295,1318588075</text:p>
          </table:table-cell>
          <table:table-cell/>
          <table:table-cell office:value-type="string">
            <text:p>Cassandra</text:p>
          </table:table-cell>
          <table:table-cell office:value-type="float" office:value="8306.59440483662">
            <text:p>8306,5944048366</text:p>
          </table:table-cell>
          <table:table-cell office:value-type="float" office:value="5845.22353622447">
            <text:p>5845,2235362245</text:p>
          </table:table-cell>
          <table:table-cell office:value-type="float" office:value="4180.50007831979">
            <text:p>4180,5000783198</text:p>
          </table:table-cell>
          <table:table-cell office:value-type="float" office:value="2203.91411664933">
            <text:p>2203,9141166493</text:p>
          </table:table-cell>
          <table:table-cell office:value-type="float" office:value="1523.47335038208">
            <text:p>1523,4733503821</text:p>
          </table:table-cell>
          <table:table-cell office:value-type="float" office:value="1679.18914757153">
            <text:p>1679,1891475715</text:p>
          </table:table-cell>
          <table:table-cell office:value-type="float" office:value="1500.98628344999">
            <text:p>1500,98628345</text:p>
          </table:table-cell>
          <table:table-cell office:value-type="float" office:value="1048.15895866988">
            <text:p>1048,1589586699</text:p>
          </table:table-cell>
          <table:table-cell office:value-type="float" office:value="1081.59191119368">
            <text:p>1081,5919111937</text:p>
          </table:table-cell>
          <table:table-cell office:value-type="float" office:value="1136.95924357199">
            <text:p>1136,959243572</text:p>
          </table:table-cell>
          <table:table-cell office:value-type="float" office:value="1080.04623207145">
            <text:p>1080,0462320715</text:p>
          </table:table-cell>
        </table:table-row>
        <table:table-row table:style-name="ro1">
          <table:table-cell table:number-columns-repeated="10"/>
          <table:table-cell office:value-type="string">
            <text:p>MongoDB</text:p>
          </table:table-cell>
          <table:table-cell office:value-type="float" office:value="20976.4654147726">
            <text:p>20976,4654147726</text:p>
          </table:table-cell>
          <table:table-cell office:value-type="float" office:value="21694.0834110081">
            <text:p>21694,0834110081</text:p>
          </table:table-cell>
          <table:table-cell office:value-type="float" office:value="22414.2201176059">
            <text:p>22414,2201176059</text:p>
          </table:table-cell>
          <table:table-cell office:value-type="float" office:value="22303.349243044">
            <text:p>22303,349243044</text:p>
          </table:table-cell>
          <table:table-cell office:value-type="float" office:value="22540.5484140875">
            <text:p>22540,5484140875</text:p>
          </table:table-cell>
          <table:table-cell office:value-type="float" office:value="22491.0810583473">
            <text:p>22491,0810583473</text:p>
          </table:table-cell>
          <table:table-cell office:value-type="float" office:value="22427.2291806522">
            <text:p>22427,2291806522</text:p>
          </table:table-cell>
          <table:table-cell office:value-type="float" office:value="22501.189516012">
            <text:p>22501,189516012</text:p>
          </table:table-cell>
          <table:table-cell/>
          <table:table-cell office:value-type="string">
            <text:p>MongoDB</text:p>
          </table:table-cell>
          <table:table-cell office:value-type="float" office:value="22738.0679288852">
            <text:p>22738,0679288852</text:p>
          </table:table-cell>
          <table:table-cell office:value-type="float" office:value="21830.8147335408">
            <text:p>21830,8147335408</text:p>
          </table:table-cell>
          <table:table-cell office:value-type="float" office:value="21201.015011645">
            <text:p>21201,015011645</text:p>
          </table:table-cell>
          <table:table-cell office:value-type="float" office:value="20480.6601032229">
            <text:p>20480,6601032229</text:p>
          </table:table-cell>
          <table:table-cell office:value-type="float" office:value="20477.1494201812">
            <text:p>20477,1494201812</text:p>
          </table:table-cell>
          <table:table-cell office:value-type="float" office:value="20023.3528992932">
            <text:p>20023,3528992932</text:p>
          </table:table-cell>
          <table:table-cell office:value-type="float" office:value="19763.4456649102">
            <text:p>19763,4456649102</text:p>
          </table:table-cell>
          <table:table-cell office:value-type="float" office:value="19647.2931274346">
            <text:p>19647,2931274346</text:p>
          </table:table-cell>
          <table:table-cell office:value-type="float" office:value="19217.9380137484">
            <text:p>19217,9380137484</text:p>
          </table:table-cell>
          <table:table-cell office:value-type="float" office:value="19570.5997272525">
            <text:p>19570,5997272525</text:p>
          </table:table-cell>
          <table:table-cell office:value-type="float" office:value="19618.0449210528">
            <text:p>19618,0449210528</text:p>
          </table:table-cell>
          <table:table-cell/>
          <table:table-cell office:value-type="string">
            <text:p>MongoDB</text:p>
          </table:table-cell>
          <table:table-cell office:value-type="float" office:value="22585.2265222529">
            <text:p>22585,2265222529</text:p>
          </table:table-cell>
          <table:table-cell office:value-type="float" office:value="22266.6684539023">
            <text:p>22266,6684539023</text:p>
          </table:table-cell>
          <table:table-cell office:value-type="float" office:value="22191.2589632435">
            <text:p>22191,2589632435</text:p>
          </table:table-cell>
          <table:table-cell office:value-type="float" office:value="22034.9304742614">
            <text:p>22034,9304742614</text:p>
          </table:table-cell>
          <table:table-cell office:value-type="float" office:value="22045.4716052425">
            <text:p>22045,4716052425</text:p>
          </table:table-cell>
          <table:table-cell office:value-type="float" office:value="21542.1180961289">
            <text:p>21542,1180961289</text:p>
          </table:table-cell>
          <table:table-cell office:value-type="float" office:value="22139.1625058414">
            <text:p>22139,1625058414</text:p>
          </table:table-cell>
          <table:table-cell office:value-type="float" office:value="22485.4974557405">
            <text:p>22485,4974557405</text:p>
          </table:table-cell>
          <table:table-cell office:value-type="float" office:value="22454.4311764291">
            <text:p>22454,4311764291</text:p>
          </table:table-cell>
          <table:table-cell office:value-type="float" office:value="23184.0646617682">
            <text:p>23184,0646617682</text:p>
          </table:table-cell>
          <table:table-cell office:value-type="float" office:value="23358.5752815752">
            <text:p>23358,5752815752</text:p>
          </table:table-cell>
        </table:table-row>
        <table:table-row table:style-name="ro1">
          <table:table-cell table:number-columns-repeated="10"/>
          <table:table-cell>
            <draw:frame table:end-cell-address="Tabelle1.Q55" table:end-x="2.243cm" table:end-y="0.007cm" draw:z-index="2" draw:style-name="gr1" draw:text-style-name="P1" svg:width="15.757cm" svg:height="8.987cm" svg:x="0.035cm" svg:y="0.052cm">
              <draw:object draw:notify-on-update-of-ranges="Tabelle1.L30:Tabelle1.S30 Tabelle1.L30:Tabelle1.S30 Tabelle1.K31:Tabelle1.K31 Tabelle1.L31:Tabelle1.S31 Tabelle1.L30:Tabelle1.S30 Tabelle1.K32:Tabelle1.K32 Tabelle1.L32:Tabelle1.S32 Tabelle1.L30:Tabelle1.S30 Tabelle1.K33:Tabelle1.K33 Tabelle1.L33:Tabelle1.S33 Tabelle1.L30:Tabelle1.S30 Tabelle1.K34:Tabelle1.K34 Tabelle1.L34:Tabelle1.S3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>
            <draw:frame table:end-cell-address="Tabelle1.AA55" table:end-x="2.259cm" table:end-y="0.012cm" draw:z-index="4" draw:style-name="gr1" draw:text-style-name="P1" svg:width="15.768cm" svg:height="9.006cm" svg:x="0.04cm" svg:y="0.038cm">
              <draw:object draw:notify-on-update-of-ranges="Tabelle1.V30:Tabelle1.AF30 Tabelle1.V30:Tabelle1.AF30 Tabelle1.U31:Tabelle1.U31 Tabelle1.V31:Tabelle1.AF31 Tabelle1.V30:Tabelle1.AF30 Tabelle1.U32:Tabelle1.U32 Tabelle1.V32:Tabelle1.AF32 Tabelle1.V30:Tabelle1.AF30 Tabelle1.U33:Tabelle1.U33 Tabelle1.V33:Tabelle1.AF33 Tabelle1.V30:Tabelle1.AF30 Tabelle1.U34:Tabelle1.U34 Tabelle1.V34:Tabelle1.AF3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2"/>
          <table:table-cell>
            <draw:frame table:end-cell-address="Tabelle1.AO54" table:end-x="0.031cm" table:end-y="0.415cm" draw:z-index="6" draw:style-name="gr1" draw:text-style-name="P1" svg:width="15.803cm" svg:height="8.979cm" svg:x="0.035cm" svg:y="0.017cm">
              <draw:object draw:notify-on-update-of-ranges="Tabelle1.AI30:Tabelle1.AS30 Tabelle1.AI30:Tabelle1.AS30 Tabelle1.AH31:Tabelle1.AH31 Tabelle1.AI31:Tabelle1.AS31 Tabelle1.AI30:Tabelle1.AS30 Tabelle1.AH32:Tabelle1.AH32 Tabelle1.AI32:Tabelle1.AS32 Tabelle1.AI30:Tabelle1.AS30 Tabelle1.AH33:Tabelle1.AH33 Tabelle1.AI33:Tabelle1.AS33 Tabelle1.AI30:Tabelle1.AS30 Tabelle1.AH34:Tabelle1.AH34 Tabelle1.AI34:Tabelle1.AS34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1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1">11.02.2020</text:date>, <text:time>23:38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2:24:28.48</meta:creation-date>
    <dc:date>2020-02-11T23:38:50.65</dc:date>
    <meta:editing-duration>PT34M50S</meta:editing-duration>
    <meta:editing-cycles>29</meta:editing-cycles>
    <meta:generator>OpenOffice/4.1.3$Win32 OpenOffice.org_project/413m1$Build-9783</meta:generator>
    <meta:document-statistic meta:table-count="3" meta:cell-count="36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779cm" svg:height="8.992cm" xlink:href=".." xlink:type="simple" chart:class="chart:scatter" chart:row-mapping="0 1 2 3" chart:style-name="ch1">
        <chart:title svg:x="6.126cm" svg:y="0.315cm" chart:style-name="ch2">
          <text:p>Alle Datenbanken</text:p>
        </chart:title>
        <chart:subtitle svg:x="7.065cm" svg:y="1.273cm" chart:style-name="ch3">
          <text:p>Einfügen</text:p>
        </chart:subtitle>
        <chart:legend chart:legend-position="bottom" svg:x="2.83cm" svg:y="8.183cm" style:legend-expansion="wide" chart:style-name="ch4"/>
        <chart:plot-area chart:style-name="ch5" table:cell-range-address="Tabelle1.A2:Tabelle1.I6" chart:data-source-has-labels="both" svg:x="1.353cm" svg:y="2.314cm" svg:width="13.796cm" svg:height="4.682cm">
          <chartooo:coordinate-region svg:x="2.715cm" svg:y="2.527cm" svg:width="12.245cm" svg:height="3.796cm"/>
          <chart:axis chart:dimension="x" chart:name="primary-x" chart:style-name="ch6" chartooo:axis-type="auto">
            <chart:title svg:x="6.289cm" svg:y="7.176cm" chart:style-name="ch7">
              <text:p>Anzahl Datenbankeinträge</text:p>
            </chart:title>
            <chart:categories table:cell-range-address="Tabelle1.B2:Tabelle1.I2"/>
          </chart:axis>
          <chart:axis chart:dimension="y" chart:name="primary-y" chart:style-name="ch8">
            <chart:title svg:x="0.451cm" svg:y="6.578cm" chart:style-name="ch9">
              <text:p>Operationen pro Sekunde</text:p>
            </chart:title>
            <chart:grid chart:style-name="ch10" chart:class="major"/>
          </chart:axis>
          <chart:series chart:style-name="ch11" chart:values-cell-range-address="Tabelle1.B3:Tabelle1.I3" chart:label-cell-address="Tabelle1.A3:Tabelle1.A3" chart:class="chart:scatter">
            <chart:domain table:cell-range-address="Tabelle1.B2:Tabelle1.I2"/>
            <chart:data-point chart:repeated="8"/>
          </chart:series>
          <chart:series chart:style-name="ch12" chart:values-cell-range-address="Tabelle1.B4:Tabelle1.I4" chart:label-cell-address="Tabelle1.A4:Tabelle1.A4" chart:class="chart:scatter">
            <chart:data-point chart:repeated="8"/>
          </chart:series>
          <chart:series chart:style-name="ch13" chart:values-cell-range-address="Tabelle1.B5:Tabelle1.I5" chart:label-cell-address="Tabelle1.A5:Tabelle1.A5" chart:class="chart:scatter">
            <chart:data-point chart:repeated="8"/>
          </chart:series>
          <chart:series chart:style-name="ch14" chart:values-cell-range-address="Tabelle1.B6:Tabelle1.I6" chart:label-cell-address="Tabelle1.A6:Tabelle1.A6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B2:Tabelle1.I2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B2:Tabelle1.I2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edis</text:p>
                <draw:g>
                  <svg:desc>Tabelle1.A3:Tabelle1.A3</svg:desc>
                </draw:g>
              </table:table-cell>
              <table:table-cell office:value-type="float" office:value="89320.071251121">
                <text:p>89320.071251121</text:p>
                <draw:g>
                  <svg:desc>Tabelle1.B3:Tabelle1.I3</svg:desc>
                </draw:g>
              </table:table-cell>
              <table:table-cell office:value-type="float" office:value="95450.982199961">
                <text:p>95450.982199961</text:p>
              </table:table-cell>
              <table:table-cell office:value-type="float" office:value="93153.635947837">
                <text:p>93153.635947837</text:p>
              </table:table-cell>
              <table:table-cell office:value-type="float" office:value="93457.6619713284">
                <text:p>93457.6619713284</text:p>
              </table:table-cell>
              <table:table-cell office:value-type="float" office:value="92629.9510795287">
                <text:p>92629.9510795287</text:p>
              </table:table-cell>
              <table:table-cell office:value-type="float" office:value="90091.5847717069">
                <text:p>90091.5847717069</text:p>
              </table:table-cell>
              <table:table-cell office:value-type="float" office:value="91224.9600388749">
                <text:p>91224.9600388749</text:p>
              </table:table-cell>
              <table:table-cell office:value-type="float" office:value="90219.5036673658">
                <text:p>90219.5036673658</text:p>
              </table:table-cell>
            </table:table-row>
            <table:table-row>
              <table:table-cell office:value-type="string">
                <text:p>ArangoDB</text:p>
                <draw:g>
                  <svg:desc>Tabelle1.A4:Tabelle1.A4</svg:desc>
                </draw:g>
              </table:table-cell>
              <table:table-cell office:value-type="float" office:value="13118.4970765488">
                <text:p>13118.4970765488</text:p>
                <draw:g>
                  <svg:desc>Tabelle1.B4:Tabelle1.I4</svg:desc>
                </draw:g>
              </table:table-cell>
              <table:table-cell office:value-type="float" office:value="7145.07152096698">
                <text:p>7145.07152096698</text:p>
              </table:table-cell>
              <table:table-cell office:value-type="float" office:value="10043.993491396">
                <text:p>10043.993491396</text:p>
              </table:table-cell>
              <table:table-cell office:value-type="float" office:value="7704.03252239881">
                <text:p>7704.03252239881</text:p>
              </table:table-cell>
              <table:table-cell office:value-type="float" office:value="9973.82547954579">
                <text:p>9973.82547954579</text:p>
              </table:table-cell>
              <table:table-cell office:value-type="float" office:value="9495.25519638882">
                <text:p>9495.25519638882</text:p>
              </table:table-cell>
              <table:table-cell office:value-type="float" office:value="9538.16681702651">
                <text:p>9538.16681702651</text:p>
              </table:table-cell>
              <table:table-cell office:value-type="float" office:value="9860.98889568371">
                <text:p>9860.98889568371</text:p>
              </table:table-cell>
            </table:table-row>
            <table:table-row>
              <table:table-cell office:value-type="string">
                <text:p>Cassandra</text:p>
                <draw:g>
                  <svg:desc>Tabelle1.A5:Tabelle1.A5</svg:desc>
                </draw:g>
              </table:table-cell>
              <table:table-cell office:value-type="float" office:value="8489.18295650311">
                <text:p>8489.18295650311</text:p>
                <draw:g>
                  <svg:desc>Tabelle1.B5:Tabelle1.I5</svg:desc>
                </draw:g>
              </table:table-cell>
              <table:table-cell office:value-type="float" office:value="8443.10264270663">
                <text:p>8443.10264270663</text:p>
              </table:table-cell>
              <table:table-cell office:value-type="float" office:value="8412.77945070871">
                <text:p>8412.77945070871</text:p>
              </table:table-cell>
              <table:table-cell office:value-type="float" office:value="8397.32309165433">
                <text:p>8397.32309165433</text:p>
              </table:table-cell>
              <table:table-cell office:value-type="float" office:value="8417.47535659858">
                <text:p>8417.47535659858</text:p>
              </table:table-cell>
              <table:table-cell office:value-type="float" office:value="8435.70492753895">
                <text:p>8435.70492753895</text:p>
              </table:table-cell>
              <table:table-cell office:value-type="float" office:value="8364.38515483638">
                <text:p>8364.38515483638</text:p>
              </table:table-cell>
              <table:table-cell office:value-type="float" office:value="8378.72527456193">
                <text:p>8378.72527456193</text:p>
              </table:table-cell>
            </table:table-row>
            <table:table-row>
              <table:table-cell office:value-type="string">
                <text:p>MongoDB</text:p>
                <draw:g>
                  <svg:desc>Tabelle1.A6:Tabelle1.A6</svg:desc>
                </draw:g>
              </table:table-cell>
              <table:table-cell office:value-type="float" office:value="26709.6621571437">
                <text:p>26709.6621571437</text:p>
                <draw:g>
                  <svg:desc>Tabelle1.B6:Tabelle1.I6</svg:desc>
                </draw:g>
              </table:table-cell>
              <table:table-cell office:value-type="float" office:value="27291.3771777044">
                <text:p>27291.3771777044</text:p>
              </table:table-cell>
              <table:table-cell office:value-type="float" office:value="27184.224470428">
                <text:p>27184.224470428</text:p>
              </table:table-cell>
              <table:table-cell office:value-type="float" office:value="26407.402612315">
                <text:p>26407.402612315</text:p>
              </table:table-cell>
              <table:table-cell office:value-type="float" office:value="26719.6128520992">
                <text:p>26719.6128520992</text:p>
              </table:table-cell>
              <table:table-cell office:value-type="float" office:value="26846.7851651599">
                <text:p>26846.7851651599</text:p>
              </table:table-cell>
              <table:table-cell office:value-type="float" office:value="26598.4569175446">
                <text:p>26598.4569175446</text:p>
              </table:table-cell>
              <table:table-cell office:value-type="float" office:value="26647.9806985464">
                <text:p>26647.9806985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785cm" svg:height="9.001cm" xlink:href=".." xlink:type="simple" chart:class="chart:scatter" chart:row-mapping="0 1 2 3" chart:style-name="ch1">
        <chart:title svg:x="6.129cm" svg:y="0.316cm" chart:style-name="ch2">
          <text:p>Alle Datenbanken</text:p>
        </chart:title>
        <chart:subtitle svg:x="5.679cm" svg:y="1.275cm" chart:style-name="ch3">
          <text:p>Lesen (Datenbankgröße)</text:p>
        </chart:subtitle>
        <chart:legend chart:legend-position="bottom" svg:x="2.833cm" svg:y="8.192cm" style:legend-expansion="wide" chart:style-name="ch4"/>
        <chart:plot-area chart:style-name="ch5" table:cell-range-address="Tabelle1.K2:Tabelle1.S6" chart:data-source-has-labels="both" svg:x="1.353cm" svg:y="2.318cm" svg:width="13.802cm" svg:height="4.686cm">
          <chartooo:coordinate-region svg:x="2.715cm" svg:y="2.53cm" svg:width="12.251cm" svg:height="3.801cm"/>
          <chart:axis chart:dimension="x" chart:name="primary-x" chart:style-name="ch6" chartooo:axis-type="auto">
            <chart:title svg:x="6.292cm" svg:y="7.185cm" chart:style-name="ch7">
              <text:p>Anzahl Datenbankeinträge</text:p>
            </chart:title>
            <chart:categories table:cell-range-address="Tabelle1.L2:Tabelle1.S2"/>
          </chart:axis>
          <chart:axis chart:dimension="y" chart:name="primary-y" chart:style-name="ch8">
            <chart:title svg:x="0.451cm" svg:y="6.584cm" chart:style-name="ch9">
              <text:p>Operationen pro Sekunde</text:p>
            </chart:title>
            <chart:grid chart:style-name="ch10" chart:class="major"/>
          </chart:axis>
          <chart:series chart:style-name="ch11" chart:values-cell-range-address="Tabelle1.L3:Tabelle1.S3" chart:label-cell-address="Tabelle1.K3:Tabelle1.K3" chart:class="chart:scatter">
            <chart:domain table:cell-range-address="Tabelle1.L2:Tabelle1.S2"/>
            <chart:data-point chart:repeated="8"/>
          </chart:series>
          <chart:series chart:style-name="ch12" chart:values-cell-range-address="Tabelle1.L4:Tabelle1.S4" chart:label-cell-address="Tabelle1.K4:Tabelle1.K4" chart:class="chart:scatter">
            <chart:data-point chart:repeated="8"/>
          </chart:series>
          <chart:series chart:style-name="ch13" chart:values-cell-range-address="Tabelle1.L5:Tabelle1.S5" chart:label-cell-address="Tabelle1.K5:Tabelle1.K5" chart:class="chart:scatter">
            <chart:data-point chart:repeated="8"/>
          </chart:series>
          <chart:series chart:style-name="ch14" chart:values-cell-range-address="Tabelle1.L6:Tabelle1.S6" chart:label-cell-address="Tabelle1.K6:Tabelle1.K6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L2:Tabelle1.S2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L2:Tabelle1.S2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edis</text:p>
                <draw:g>
                  <svg:desc>Tabelle1.K3:Tabelle1.K3</svg:desc>
                </draw:g>
              </table:table-cell>
              <table:table-cell office:value-type="float" office:value="99102.6707647104">
                <text:p>99102.6707647104</text:p>
                <draw:g>
                  <svg:desc>Tabelle1.L3:Tabelle1.S3</svg:desc>
                </draw:g>
              </table:table-cell>
              <table:table-cell office:value-type="float" office:value="98668.4524117325">
                <text:p>98668.4524117325</text:p>
              </table:table-cell>
              <table:table-cell office:value-type="float" office:value="95483.3286630925">
                <text:p>95483.3286630925</text:p>
              </table:table-cell>
              <table:table-cell office:value-type="float" office:value="92485.0794840916">
                <text:p>92485.0794840916</text:p>
              </table:table-cell>
              <table:table-cell office:value-type="float" office:value="89186.957575554">
                <text:p>89186.957575554</text:p>
              </table:table-cell>
              <table:table-cell office:value-type="float" office:value="86165.1040472966">
                <text:p>86165.1040472966</text:p>
              </table:table-cell>
              <table:table-cell office:value-type="float" office:value="80508.4743661304">
                <text:p>80508.4743661304</text:p>
              </table:table-cell>
              <table:table-cell office:value-type="float" office:value="77958.8899053757">
                <text:p>77958.8899053757</text:p>
              </table:table-cell>
            </table:table-row>
            <table:table-row>
              <table:table-cell office:value-type="string">
                <text:p>ArangoDB</text:p>
                <draw:g>
                  <svg:desc>Tabelle1.K4:Tabelle1.K4</svg:desc>
                </draw:g>
              </table:table-cell>
              <table:table-cell office:value-type="float" office:value="19510.2410367383">
                <text:p>19510.2410367383</text:p>
                <draw:g>
                  <svg:desc>Tabelle1.L4:Tabelle1.S4</svg:desc>
                </draw:g>
              </table:table-cell>
              <table:table-cell office:value-type="float" office:value="19597.3811913531">
                <text:p>19597.3811913531</text:p>
              </table:table-cell>
              <table:table-cell office:value-type="float" office:value="18513.2257621203">
                <text:p>18513.2257621203</text:p>
              </table:table-cell>
              <table:table-cell office:value-type="float" office:value="17571.0899324849">
                <text:p>17571.0899324849</text:p>
              </table:table-cell>
              <table:table-cell office:value-type="float" office:value="17124.9530688135">
                <text:p>17124.9530688135</text:p>
              </table:table-cell>
              <table:table-cell office:value-type="float" office:value="16846.7325043155">
                <text:p>16846.7325043155</text:p>
              </table:table-cell>
              <table:table-cell office:value-type="float" office:value="17558.3172849387">
                <text:p>17558.3172849387</text:p>
              </table:table-cell>
              <table:table-cell office:value-type="float" office:value="16420.5452591661">
                <text:p>16420.5452591661</text:p>
              </table:table-cell>
            </table:table-row>
            <table:table-row>
              <table:table-cell office:value-type="string">
                <text:p>Cassandra</text:p>
                <draw:g>
                  <svg:desc>Tabelle1.K5:Tabelle1.K5</svg:desc>
                </draw:g>
              </table:table-cell>
              <table:table-cell office:value-type="float" office:value="8645.4206958292">
                <text:p>8645.4206958292</text:p>
                <draw:g>
                  <svg:desc>Tabelle1.L5:Tabelle1.S5</svg:desc>
                </draw:g>
              </table:table-cell>
              <table:table-cell office:value-type="float" office:value="8653.20779074892">
                <text:p>8653.20779074892</text:p>
              </table:table-cell>
              <table:table-cell office:value-type="float" office:value="8525.48753545826">
                <text:p>8525.48753545826</text:p>
              </table:table-cell>
              <table:table-cell office:value-type="float" office:value="8418.79428784893">
                <text:p>8418.79428784893</text:p>
              </table:table-cell>
              <table:table-cell office:value-type="float" office:value="8179.13219188014">
                <text:p>8179.13219188014</text:p>
              </table:table-cell>
              <table:table-cell office:value-type="float" office:value="7548.65408237857">
                <text:p>7548.65408237857</text:p>
              </table:table-cell>
              <table:table-cell office:value-type="float" office:value="7422.41327393251">
                <text:p>7422.41327393251</text:p>
              </table:table-cell>
              <table:table-cell office:value-type="float" office:value="7126.45073212962">
                <text:p>7126.45073212962</text:p>
              </table:table-cell>
            </table:table-row>
            <table:table-row>
              <table:table-cell office:value-type="string">
                <text:p>MongoDB</text:p>
                <draw:g>
                  <svg:desc>Tabelle1.K6:Tabelle1.K6</svg:desc>
                </draw:g>
              </table:table-cell>
              <table:table-cell office:value-type="float" office:value="23099.5521514337">
                <text:p>23099.5521514337</text:p>
                <draw:g>
                  <svg:desc>Tabelle1.L6:Tabelle1.S6</svg:desc>
                </draw:g>
              </table:table-cell>
              <table:table-cell office:value-type="float" office:value="23150.9513800242">
                <text:p>23150.9513800242</text:p>
              </table:table-cell>
              <table:table-cell office:value-type="float" office:value="22948.3529796273">
                <text:p>22948.3529796273</text:p>
              </table:table-cell>
              <table:table-cell office:value-type="float" office:value="22309.4285947119">
                <text:p>22309.4285947119</text:p>
              </table:table-cell>
              <table:table-cell office:value-type="float" office:value="22310.8847431174">
                <text:p>22310.8847431174</text:p>
              </table:table-cell>
              <table:table-cell office:value-type="float" office:value="21991.4380723157">
                <text:p>21991.4380723157</text:p>
              </table:table-cell>
              <table:table-cell office:value-type="float" office:value="21864.3334316411">
                <text:p>21864.3334316411</text:p>
              </table:table-cell>
              <table:table-cell office:value-type="float" office:value="21666.7431670618">
                <text:p>21666.74316706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758cm" svg:height="8.988cm" xlink:href=".." xlink:type="simple" chart:class="chart:scatter" chart:row-mapping="0 1 2 3" chart:style-name="ch1">
        <chart:title svg:x="6.116cm" svg:y="0.315cm" chart:style-name="ch2">
          <text:p>Alle Datenbanken</text:p>
        </chart:title>
        <chart:subtitle svg:x="6.036cm" svg:y="1.273cm" chart:style-name="ch3">
          <text:p>Lesen (Operationen)</text:p>
        </chart:subtitle>
        <chart:legend chart:legend-position="end" svg:x="12.774cm" svg:y="3.396cm" style:legend-expansion="high" chart:style-name="ch4"/>
        <chart:plot-area chart:style-name="ch5" table:cell-range-address="Tabelle1.K30:Tabelle1.S34" chart:data-source-has-labels="both" svg:x="1.353cm" svg:y="2.314cm" svg:width="10.791cm" svg:height="5.487cm">
          <chartooo:coordinate-region svg:x="2.715cm" svg:y="2.527cm" svg:width="9.122cm" svg:height="4.601cm"/>
          <chart:axis chart:dimension="x" chart:name="primary-x" chart:style-name="ch6" chartooo:axis-type="auto">
            <chart:title svg:x="4.931cm" svg:y="7.981cm" chart:style-name="ch7">
              <text:p>Anzahl Leseoperationen</text:p>
            </chart:title>
            <chart:categories table:cell-range-address="Tabelle1.L30:Tabelle1.S30"/>
          </chart:axis>
          <chart:axis chart:dimension="y" chart:name="primary-y" chart:style-name="ch8">
            <chart:title svg:x="0.451cm" svg:y="6.98cm" chart:style-name="ch9">
              <text:p>Operationen pro Sekunde</text:p>
            </chart:title>
            <chart:grid chart:style-name="ch10" chart:class="major"/>
          </chart:axis>
          <chart:series chart:style-name="ch11" chart:values-cell-range-address="Tabelle1.L31:Tabelle1.S31" chart:label-cell-address="Tabelle1.K31:Tabelle1.K31" chart:class="chart:scatter">
            <chart:domain table:cell-range-address="Tabelle1.L30:Tabelle1.S30"/>
            <chart:data-point chart:repeated="8"/>
          </chart:series>
          <chart:series chart:style-name="ch12" chart:values-cell-range-address="Tabelle1.L32:Tabelle1.S32" chart:label-cell-address="Tabelle1.K32:Tabelle1.K32" chart:class="chart:scatter">
            <chart:data-point chart:repeated="8"/>
          </chart:series>
          <chart:series chart:style-name="ch13" chart:values-cell-range-address="Tabelle1.L33:Tabelle1.S33" chart:label-cell-address="Tabelle1.K33:Tabelle1.K33" chart:class="chart:scatter">
            <chart:data-point chart:repeated="8"/>
          </chart:series>
          <chart:series chart:style-name="ch14" chart:values-cell-range-address="Tabelle1.L34:Tabelle1.S34" chart:label-cell-address="Tabelle1.K34:Tabelle1.K34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L30:Tabelle1.S30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30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L30:Tabelle1.S30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edis</text:p>
                <draw:g>
                  <svg:desc>Tabelle1.K31:Tabelle1.K31</svg:desc>
                </draw:g>
              </table:table-cell>
              <table:table-cell office:value-type="float" office:value="52109.1005236179">
                <text:p>52109.1005236179</text:p>
                <draw:g>
                  <svg:desc>Tabelle1.L31:Tabelle1.S31</svg:desc>
                </draw:g>
              </table:table-cell>
              <table:table-cell office:value-type="float" office:value="67043.0581050559">
                <text:p>67043.0581050559</text:p>
              </table:table-cell>
              <table:table-cell office:value-type="float" office:value="91242.8878347357">
                <text:p>91242.8878347357</text:p>
              </table:table-cell>
              <table:table-cell office:value-type="float" office:value="93671.0854592419">
                <text:p>93671.0854592419</text:p>
              </table:table-cell>
              <table:table-cell office:value-type="float" office:value="96306.4256695358">
                <text:p>96306.4256695358</text:p>
              </table:table-cell>
              <table:table-cell office:value-type="float" office:value="96013.6754966393">
                <text:p>96013.6754966393</text:p>
              </table:table-cell>
              <table:table-cell office:value-type="float" office:value="96329.4321244515">
                <text:p>96329.4321244515</text:p>
              </table:table-cell>
              <table:table-cell office:value-type="float" office:value="95840.2964205456">
                <text:p>95840.2964205456</text:p>
              </table:table-cell>
            </table:table-row>
            <table:table-row>
              <table:table-cell office:value-type="string">
                <text:p>ArangoDB</text:p>
                <draw:g>
                  <svg:desc>Tabelle1.K32:Tabelle1.K32</svg:desc>
                </draw:g>
              </table:table-cell>
              <table:table-cell office:value-type="float" office:value="18444.9873101789">
                <text:p>18444.9873101789</text:p>
                <draw:g>
                  <svg:desc>Tabelle1.L32:Tabelle1.S32</svg:desc>
                </draw:g>
              </table:table-cell>
              <table:table-cell office:value-type="float" office:value="19361.2137627929">
                <text:p>19361.2137627929</text:p>
              </table:table-cell>
              <table:table-cell office:value-type="float" office:value="16920.6133250936">
                <text:p>16920.6133250936</text:p>
              </table:table-cell>
              <table:table-cell office:value-type="float" office:value="17025.5411680761">
                <text:p>17025.5411680761</text:p>
              </table:table-cell>
              <table:table-cell office:value-type="float" office:value="17247.6863678707">
                <text:p>17247.6863678707</text:p>
              </table:table-cell>
              <table:table-cell office:value-type="float" office:value="17206.3229771335">
                <text:p>17206.3229771335</text:p>
              </table:table-cell>
              <table:table-cell office:value-type="float" office:value="17399.1457658665">
                <text:p>17399.1457658665</text:p>
              </table:table-cell>
              <table:table-cell office:value-type="float" office:value="17399.9024360208">
                <text:p>17399.9024360208</text:p>
              </table:table-cell>
            </table:table-row>
            <table:table-row>
              <table:table-cell office:value-type="string">
                <text:p>Cassandra</text:p>
                <draw:g>
                  <svg:desc>Tabelle1.K33:Tabelle1.K33</svg:desc>
                </draw:g>
              </table:table-cell>
              <table:table-cell office:value-type="float" office:value="5939.76577235995">
                <text:p>5939.76577235995</text:p>
                <draw:g>
                  <svg:desc>Tabelle1.L33:Tabelle1.S33</svg:desc>
                </draw:g>
              </table:table-cell>
              <table:table-cell office:value-type="float" office:value="6988.09789040117">
                <text:p>6988.09789040117</text:p>
              </table:table-cell>
              <table:table-cell office:value-type="float" office:value="8165.61066948086">
                <text:p>8165.61066948086</text:p>
              </table:table-cell>
              <table:table-cell office:value-type="float" office:value="8404.83690759335">
                <text:p>8404.83690759335</text:p>
              </table:table-cell>
              <table:table-cell office:value-type="float" office:value="8504.9853495188">
                <text:p>8504.9853495188</text:p>
              </table:table-cell>
              <table:table-cell office:value-type="float" office:value="8560.95895288995">
                <text:p>8560.95895288995</text:p>
              </table:table-cell>
              <table:table-cell office:value-type="float" office:value="8567.9536294921">
                <text:p>8567.9536294921</text:p>
              </table:table-cell>
              <table:table-cell office:value-type="float" office:value="8543.97995473711">
                <text:p>8543.97995473711</text:p>
              </table:table-cell>
            </table:table-row>
            <table:table-row>
              <table:table-cell office:value-type="string">
                <text:p>MongoDB</text:p>
                <draw:g>
                  <svg:desc>Tabelle1.K34:Tabelle1.K34</svg:desc>
                </draw:g>
              </table:table-cell>
              <table:table-cell office:value-type="float" office:value="20976.4654147726">
                <text:p>20976.4654147726</text:p>
                <draw:g>
                  <svg:desc>Tabelle1.L34:Tabelle1.S34</svg:desc>
                </draw:g>
              </table:table-cell>
              <table:table-cell office:value-type="float" office:value="21694.0834110081">
                <text:p>21694.0834110081</text:p>
              </table:table-cell>
              <table:table-cell office:value-type="float" office:value="22414.2201176059">
                <text:p>22414.2201176059</text:p>
              </table:table-cell>
              <table:table-cell office:value-type="float" office:value="22303.349243044">
                <text:p>22303.349243044</text:p>
              </table:table-cell>
              <table:table-cell office:value-type="float" office:value="22540.5484140875">
                <text:p>22540.5484140875</text:p>
              </table:table-cell>
              <table:table-cell office:value-type="float" office:value="22491.0810583473">
                <text:p>22491.0810583473</text:p>
              </table:table-cell>
              <table:table-cell office:value-type="float" office:value="22427.2291806522">
                <text:p>22427.2291806522</text:p>
              </table:table-cell>
              <table:table-cell office:value-type="float" office:value="22501.189516012">
                <text:p>22501.1895160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77cm" svg:height="9cm" xlink:href=".." xlink:type="simple" chart:class="chart:scatter" chart:row-mapping="0 1 2 3" chart:style-name="ch1">
        <chart:title svg:x="6.122cm" svg:y="0.316cm" chart:style-name="ch2">
          <text:p>Alle Datenbanken</text:p>
        </chart:title>
        <chart:subtitle svg:x="5.116cm" svg:y="1.275cm" chart:style-name="ch3">
          <text:p>Aktualisieren (Datenbankgröße)</text:p>
        </chart:subtitle>
        <chart:legend chart:legend-position="bottom" svg:x="2.826cm" svg:y="8.191cm" style:legend-expansion="wide" chart:style-name="ch4"/>
        <chart:plot-area chart:style-name="ch5" table:cell-range-address="Tabelle1.U2:Tabelle1.AC6" chart:data-source-has-labels="both" svg:x="1.353cm" svg:y="2.318cm" svg:width="13.787cm" svg:height="4.685cm">
          <chartooo:coordinate-region svg:x="2.715cm" svg:y="2.531cm" svg:width="12.235cm" svg:height="3.799cm"/>
          <chart:axis chart:dimension="x" chart:name="primary-x" chart:style-name="ch6" chartooo:axis-type="auto">
            <chart:title svg:x="6.284cm" svg:y="7.184cm" chart:style-name="ch7">
              <text:p>Anzahl Datenbankeinträge</text:p>
            </chart:title>
            <chart:categories table:cell-range-address="Tabelle1.V2:Tabelle1.AC2"/>
          </chart:axis>
          <chart:axis chart:dimension="y" chart:name="primary-y" chart:style-name="ch8">
            <chart:title svg:x="0.451cm" svg:y="6.583cm" chart:style-name="ch9">
              <text:p>Operationen pro Sekunde</text:p>
            </chart:title>
            <chart:grid chart:style-name="ch10" chart:class="major"/>
          </chart:axis>
          <chart:series chart:style-name="ch11" chart:values-cell-range-address="Tabelle1.V3:Tabelle1.AC3" chart:label-cell-address="Tabelle1.U3:Tabelle1.U3" chart:class="chart:scatter">
            <chart:domain table:cell-range-address="Tabelle1.V2:Tabelle1.AC2"/>
            <chart:data-point chart:repeated="8"/>
          </chart:series>
          <chart:series chart:style-name="ch12" chart:values-cell-range-address="Tabelle1.V4:Tabelle1.AC4" chart:label-cell-address="Tabelle1.U4:Tabelle1.U4" chart:class="chart:scatter">
            <chart:data-point chart:repeated="8"/>
          </chart:series>
          <chart:series chart:style-name="ch13" chart:values-cell-range-address="Tabelle1.V5:Tabelle1.AC5" chart:label-cell-address="Tabelle1.U5:Tabelle1.U5" chart:class="chart:scatter">
            <chart:data-point chart:repeated="8"/>
          </chart:series>
          <chart:series chart:style-name="ch14" chart:values-cell-range-address="Tabelle1.V6:Tabelle1.AC6" chart:label-cell-address="Tabelle1.U6:Tabelle1.U6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V2:Tabelle1.AC2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V2:Tabelle1.AC2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edis</text:p>
                <draw:g>
                  <svg:desc>Tabelle1.U3:Tabelle1.U3</svg:desc>
                </draw:g>
              </table:table-cell>
              <table:table-cell office:value-type="float" office:value="99655.8822989312">
                <text:p>99655.8822989312</text:p>
                <draw:g>
                  <svg:desc>Tabelle1.V3:Tabelle1.AC3</svg:desc>
                </draw:g>
              </table:table-cell>
              <table:table-cell office:value-type="float" office:value="99145.9096532706">
                <text:p>99145.9096532706</text:p>
              </table:table-cell>
              <table:table-cell office:value-type="float" office:value="96821.7739825298">
                <text:p>96821.7739825298</text:p>
              </table:table-cell>
              <table:table-cell office:value-type="float" office:value="92793.6483585069">
                <text:p>92793.6483585069</text:p>
              </table:table-cell>
              <table:table-cell office:value-type="float" office:value="85050.2991683524">
                <text:p>85050.2991683524</text:p>
              </table:table-cell>
              <table:table-cell office:value-type="float" office:value="84197.0121387546">
                <text:p>84197.0121387546</text:p>
              </table:table-cell>
              <table:table-cell office:value-type="float" office:value="81095.5766063596">
                <text:p>81095.5766063596</text:p>
              </table:table-cell>
              <table:table-cell office:value-type="float" office:value="76534.4366316483">
                <text:p>76534.4366316483</text:p>
              </table:table-cell>
            </table:table-row>
            <table:table-row>
              <table:table-cell office:value-type="string">
                <text:p>ArangoDB</text:p>
                <draw:g>
                  <svg:desc>Tabelle1.U4:Tabelle1.U4</svg:desc>
                </draw:g>
              </table:table-cell>
              <table:table-cell office:value-type="float" office:value="16869.6556109999">
                <text:p>16869.6556109999</text:p>
                <draw:g>
                  <svg:desc>Tabelle1.V4:Tabelle1.AC4</svg:desc>
                </draw:g>
              </table:table-cell>
              <table:table-cell office:value-type="float" office:value="17227.2566770958">
                <text:p>17227.2566770958</text:p>
              </table:table-cell>
              <table:table-cell office:value-type="float" office:value="16011.7278300144">
                <text:p>16011.7278300144</text:p>
              </table:table-cell>
              <table:table-cell office:value-type="float" office:value="15054.8933278933">
                <text:p>15054.8933278933</text:p>
              </table:table-cell>
              <table:table-cell office:value-type="float" office:value="15054.9148671358">
                <text:p>15054.9148671358</text:p>
              </table:table-cell>
              <table:table-cell office:value-type="float" office:value="14912.5225271179">
                <text:p>14912.5225271179</text:p>
              </table:table-cell>
              <table:table-cell office:value-type="float" office:value="14587.6899076287">
                <text:p>14587.6899076287</text:p>
              </table:table-cell>
              <table:table-cell office:value-type="float" office:value="14435.3993826543">
                <text:p>14435.3993826543</text:p>
              </table:table-cell>
            </table:table-row>
            <table:table-row>
              <table:table-cell office:value-type="string">
                <text:p>Cassandra</text:p>
                <draw:g>
                  <svg:desc>Tabelle1.U5:Tabelle1.U5</svg:desc>
                </draw:g>
              </table:table-cell>
              <table:table-cell office:value-type="float" office:value="8556.00729740849">
                <text:p>8556.00729740849</text:p>
                <draw:g>
                  <svg:desc>Tabelle1.V5:Tabelle1.AC5</svg:desc>
                </draw:g>
              </table:table-cell>
              <table:table-cell office:value-type="float" office:value="8458.22248838683">
                <text:p>8458.22248838683</text:p>
              </table:table-cell>
              <table:table-cell office:value-type="float" office:value="8406.3695980891">
                <text:p>8406.3695980891</text:p>
              </table:table-cell>
              <table:table-cell office:value-type="float" office:value="8252.11413763197">
                <text:p>8252.11413763197</text:p>
              </table:table-cell>
              <table:table-cell office:value-type="float" office:value="8037.92031882502">
                <text:p>8037.92031882502</text:p>
              </table:table-cell>
              <table:table-cell office:value-type="float" office:value="7436.34346218388">
                <text:p>7436.34346218388</text:p>
              </table:table-cell>
              <table:table-cell office:value-type="float" office:value="7320.21937189756">
                <text:p>7320.21937189756</text:p>
              </table:table-cell>
              <table:table-cell office:value-type="float" office:value="7054.31134462628">
                <text:p>7054.31134462628</text:p>
              </table:table-cell>
            </table:table-row>
            <table:table-row>
              <table:table-cell office:value-type="string">
                <text:p>MongoDB</text:p>
                <draw:g>
                  <svg:desc>Tabelle1.U6:Tabelle1.U6</svg:desc>
                </draw:g>
              </table:table-cell>
              <table:table-cell office:value-type="float" office:value="22392.7264090108">
                <text:p>22392.7264090108</text:p>
                <draw:g>
                  <svg:desc>Tabelle1.V6:Tabelle1.AC6</svg:desc>
                </draw:g>
              </table:table-cell>
              <table:table-cell office:value-type="float" office:value="22508.0624742967">
                <text:p>22508.0624742967</text:p>
              </table:table-cell>
              <table:table-cell office:value-type="float" office:value="21346.844471869">
                <text:p>21346.844471869</text:p>
              </table:table-cell>
              <table:table-cell office:value-type="float" office:value="21674.9012559628">
                <text:p>21674.9012559628</text:p>
              </table:table-cell>
              <table:table-cell office:value-type="float" office:value="21604.0982875937">
                <text:p>21604.0982875937</text:p>
              </table:table-cell>
              <table:table-cell office:value-type="float" office:value="21286.40370519">
                <text:p>21286.40370519</text:p>
              </table:table-cell>
              <table:table-cell office:value-type="float" office:value="21144.5812504086">
                <text:p>21144.5812504086</text:p>
              </table:table-cell>
              <table:table-cell office:value-type="float" office:value="20998.17360832">
                <text:p>20998.173608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1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769cm" svg:height="9.007cm" xlink:href=".." xlink:type="simple" chart:class="chart:scatter" chart:row-mapping="0 1 2 3" chart:style-name="ch1">
        <chart:title svg:x="6.121cm" svg:y="0.316cm" chart:style-name="ch2">
          <text:p>Alle Datenbanken</text:p>
        </chart:title>
        <chart:subtitle svg:x="4.903cm" svg:y="1.275cm" chart:style-name="ch3">
          <text:p>Akualisierung (prozentualer Anteil)</text:p>
        </chart:subtitle>
        <chart:legend chart:legend-position="bottom" svg:x="2.825cm" svg:y="8.198cm" style:legend-expansion="wide" chart:style-name="ch4"/>
        <chart:plot-area chart:style-name="ch5" table:cell-range-address="Tabelle1.U30:Tabelle1.AF34" chart:data-source-has-labels="both" svg:x="1.353cm" svg:y="2.318cm" svg:width="13.786cm" svg:height="4.692cm">
          <chartooo:coordinate-region svg:x="2.715cm" svg:y="2.53cm" svg:width="12.424cm" svg:height="3.807cm"/>
          <chart:axis chart:dimension="x" chart:name="primary-x" chart:style-name="ch6" chartooo:axis-type="auto">
            <chart:title svg:x="5.874cm" svg:y="7.191cm" chart:style-name="ch7">
              <text:p>prozentualer Anteil Aktualisieren</text:p>
            </chart:title>
            <chart:categories table:cell-range-address="Tabelle1.V30:Tabelle1.AF30"/>
          </chart:axis>
          <chart:axis chart:dimension="y" chart:name="primary-y" chart:style-name="ch8">
            <chart:title svg:x="0.451cm" svg:y="6.587cm" chart:style-name="ch9">
              <text:p>Operationen pro Sekunde</text:p>
            </chart:title>
            <chart:grid chart:style-name="ch10" chart:class="major"/>
          </chart:axis>
          <chart:series chart:style-name="ch11" chart:values-cell-range-address="Tabelle1.V31:Tabelle1.AF31" chart:label-cell-address="Tabelle1.U31:Tabelle1.U31" chart:class="chart:scatter">
            <chart:domain table:cell-range-address="Tabelle1.V30:Tabelle1.AF30"/>
            <chart:data-point chart:repeated="11"/>
          </chart:series>
          <chart:series chart:style-name="ch12" chart:values-cell-range-address="Tabelle1.V32:Tabelle1.AF32" chart:label-cell-address="Tabelle1.U32:Tabelle1.U32" chart:class="chart:scatter">
            <chart:data-point chart:repeated="11"/>
          </chart:series>
          <chart:series chart:style-name="ch13" chart:values-cell-range-address="Tabelle1.V33:Tabelle1.AF33" chart:label-cell-address="Tabelle1.U33:Tabelle1.U33" chart:class="chart:scatter">
            <chart:data-point chart:repeated="11"/>
          </chart:series>
          <chart:series chart:style-name="ch14" chart:values-cell-range-address="Tabelle1.V34:Tabelle1.AF34" chart:label-cell-address="Tabelle1.U34:Tabelle1.U34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Tabelle1.V30:Tabelle1.AF3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Zeile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elle1.V30:Tabelle1.AF3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dis</text:p>
                <draw:g>
                  <svg:desc>Tabelle1.U31:Tabelle1.U31</svg:desc>
                </draw:g>
              </table:table-cell>
              <table:table-cell office:value-type="float" office:value="92994.355339624">
                <text:p>92994.355339624</text:p>
                <draw:g>
                  <svg:desc>Tabelle1.V31:Tabelle1.AF31</svg:desc>
                </draw:g>
              </table:table-cell>
              <table:table-cell office:value-type="float" office:value="92952.0486303583">
                <text:p>92952.0486303583</text:p>
              </table:table-cell>
              <table:table-cell office:value-type="float" office:value="92846.3255671828">
                <text:p>92846.3255671828</text:p>
              </table:table-cell>
              <table:table-cell office:value-type="float" office:value="92191.6505919922">
                <text:p>92191.6505919922</text:p>
              </table:table-cell>
              <table:table-cell office:value-type="float" office:value="90742.2470990116">
                <text:p>90742.2470990116</text:p>
              </table:table-cell>
              <table:table-cell office:value-type="float" office:value="91099.6989416953">
                <text:p>91099.6989416953</text:p>
              </table:table-cell>
              <table:table-cell office:value-type="float" office:value="91222.5355051203">
                <text:p>91222.5355051203</text:p>
              </table:table-cell>
              <table:table-cell office:value-type="float" office:value="92614.2482563974">
                <text:p>92614.2482563974</text:p>
              </table:table-cell>
              <table:table-cell office:value-type="float" office:value="90192.9683907162">
                <text:p>90192.9683907162</text:p>
              </table:table-cell>
              <table:table-cell office:value-type="float" office:value="89231.9393585679">
                <text:p>89231.9393585679</text:p>
              </table:table-cell>
              <table:table-cell office:value-type="float" office:value="89630.9377739788">
                <text:p>89630.9377739788</text:p>
              </table:table-cell>
            </table:table-row>
            <table:table-row>
              <table:table-cell office:value-type="string">
                <text:p>ArangoDB</text:p>
                <draw:g>
                  <svg:desc>Tabelle1.U32:Tabelle1.U32</svg:desc>
                </draw:g>
              </table:table-cell>
              <table:table-cell office:value-type="float" office:value="16881.5554375466">
                <text:p>16881.5554375466</text:p>
                <draw:g>
                  <svg:desc>Tabelle1.V32:Tabelle1.AF32</svg:desc>
                </draw:g>
              </table:table-cell>
              <table:table-cell office:value-type="float" office:value="15260.9770412786">
                <text:p>15260.9770412786</text:p>
              </table:table-cell>
              <table:table-cell office:value-type="float" office:value="14241.2360838287">
                <text:p>14241.2360838287</text:p>
              </table:table-cell>
              <table:table-cell office:value-type="float" office:value="13730.3783506596">
                <text:p>13730.3783506596</text:p>
              </table:table-cell>
              <table:table-cell office:value-type="float" office:value="12749.4732937402">
                <text:p>12749.4732937402</text:p>
              </table:table-cell>
              <table:table-cell office:value-type="float" office:value="12624.6548823612">
                <text:p>12624.6548823612</text:p>
              </table:table-cell>
              <table:table-cell office:value-type="float" office:value="11483.3608365136">
                <text:p>11483.3608365136</text:p>
              </table:table-cell>
              <table:table-cell office:value-type="float" office:value="8701.39973528173">
                <text:p>8701.39973528173</text:p>
              </table:table-cell>
              <table:table-cell office:value-type="float" office:value="10382.8336926978">
                <text:p>10382.8336926978</text:p>
              </table:table-cell>
              <table:table-cell office:value-type="float" office:value="7235.35043036031">
                <text:p>7235.35043036031</text:p>
              </table:table-cell>
              <table:table-cell office:value-type="float" office:value="7967.47497701156">
                <text:p>7967.47497701156</text:p>
              </table:table-cell>
            </table:table-row>
            <table:table-row>
              <table:table-cell office:value-type="string">
                <text:p>Cassandra</text:p>
                <draw:g>
                  <svg:desc>Tabelle1.U33:Tabelle1.U33</svg:desc>
                </draw:g>
              </table:table-cell>
              <table:table-cell office:value-type="float" office:value="8304.14735573135">
                <text:p>8304.14735573135</text:p>
                <draw:g>
                  <svg:desc>Tabelle1.V33:Tabelle1.AF33</svg:desc>
                </draw:g>
              </table:table-cell>
              <table:table-cell office:value-type="float" office:value="8236.38907082637">
                <text:p>8236.38907082637</text:p>
              </table:table-cell>
              <table:table-cell office:value-type="float" office:value="8219.28417349174">
                <text:p>8219.28417349174</text:p>
              </table:table-cell>
              <table:table-cell office:value-type="float" office:value="8153.5022395093">
                <text:p>8153.5022395093</text:p>
              </table:table-cell>
              <table:table-cell office:value-type="float" office:value="8154.19314386862">
                <text:p>8154.19314386862</text:p>
              </table:table-cell>
              <table:table-cell office:value-type="float" office:value="8190.2600218561">
                <text:p>8190.2600218561</text:p>
              </table:table-cell>
              <table:table-cell office:value-type="float" office:value="8127.45621313604">
                <text:p>8127.45621313604</text:p>
              </table:table-cell>
              <table:table-cell office:value-type="float" office:value="8135.86882948701">
                <text:p>8135.86882948701</text:p>
              </table:table-cell>
              <table:table-cell office:value-type="float" office:value="8201.45535237433">
                <text:p>8201.45535237433</text:p>
              </table:table-cell>
              <table:table-cell office:value-type="float" office:value="8225.38478975628">
                <text:p>8225.38478975628</text:p>
              </table:table-cell>
              <table:table-cell office:value-type="float" office:value="8295.1318588075">
                <text:p>8295.1318588075</text:p>
              </table:table-cell>
            </table:table-row>
            <table:table-row>
              <table:table-cell office:value-type="string">
                <text:p>MongoDB</text:p>
                <draw:g>
                  <svg:desc>Tabelle1.U34:Tabelle1.U34</svg:desc>
                </draw:g>
              </table:table-cell>
              <table:table-cell office:value-type="float" office:value="22738.0679288852">
                <text:p>22738.0679288852</text:p>
                <draw:g>
                  <svg:desc>Tabelle1.V34:Tabelle1.AF34</svg:desc>
                </draw:g>
              </table:table-cell>
              <table:table-cell office:value-type="float" office:value="21830.8147335408">
                <text:p>21830.8147335408</text:p>
              </table:table-cell>
              <table:table-cell office:value-type="float" office:value="21201.015011645">
                <text:p>21201.015011645</text:p>
              </table:table-cell>
              <table:table-cell office:value-type="float" office:value="20480.6601032229">
                <text:p>20480.6601032229</text:p>
              </table:table-cell>
              <table:table-cell office:value-type="float" office:value="20477.1494201812">
                <text:p>20477.1494201812</text:p>
              </table:table-cell>
              <table:table-cell office:value-type="float" office:value="20023.3528992932">
                <text:p>20023.3528992932</text:p>
              </table:table-cell>
              <table:table-cell office:value-type="float" office:value="19763.4456649102">
                <text:p>19763.4456649102</text:p>
              </table:table-cell>
              <table:table-cell office:value-type="float" office:value="19647.2931274346">
                <text:p>19647.2931274346</text:p>
              </table:table-cell>
              <table:table-cell office:value-type="float" office:value="19217.9380137484">
                <text:p>19217.9380137484</text:p>
              </table:table-cell>
              <table:table-cell office:value-type="float" office:value="19570.5997272525">
                <text:p>19570.5997272525</text:p>
              </table:table-cell>
              <table:table-cell office:value-type="float" office:value="19618.0449210528">
                <text:p>19618.04492105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743cm" svg:height="9.007cm" xlink:href=".." xlink:type="simple" chart:class="chart:scatter" chart:row-mapping="0 1 2 3" chart:style-name="ch1">
        <chart:title svg:x="6.108cm" svg:y="0.316cm" chart:style-name="ch2">
          <text:p>Alle Datenbanken</text:p>
        </chart:title>
        <chart:subtitle svg:x="5.446cm" svg:y="1.275cm" chart:style-name="ch3">
          <text:p>Löschen (Datenbankgröße)</text:p>
        </chart:subtitle>
        <chart:legend chart:legend-position="bottom" svg:x="2.812cm" svg:y="8.198cm" style:legend-expansion="wide" chart:style-name="ch4"/>
        <chart:plot-area chart:style-name="ch5" table:cell-range-address="Tabelle1.AH2:Tabelle1.AP6" chart:data-source-has-labels="both" svg:x="1.352cm" svg:y="2.318cm" svg:width="13.763cm" svg:height="4.692cm">
          <chartooo:coordinate-region svg:x="2.714cm" svg:y="2.53cm" svg:width="12.21cm" svg:height="3.807cm"/>
          <chart:axis chart:dimension="x" chart:name="primary-x" chart:style-name="ch6" chartooo:axis-type="auto">
            <chart:title svg:x="6.178cm" svg:y="7.191cm" chart:style-name="ch7">
              <text:p>Anzahl Datenbankelemente</text:p>
            </chart:title>
            <chart:categories table:cell-range-address="Tabelle1.AI2:Tabelle1.AP2"/>
          </chart:axis>
          <chart:axis chart:dimension="y" chart:name="primary-y" chart:style-name="ch8">
            <chart:title svg:x="0.451cm" svg:y="6.587cm" chart:style-name="ch9">
              <text:p>Operationen pro Sekunde</text:p>
            </chart:title>
            <chart:grid chart:style-name="ch10" chart:class="major"/>
          </chart:axis>
          <chart:series chart:style-name="ch11" chart:values-cell-range-address="Tabelle1.AI3:Tabelle1.AP3" chart:label-cell-address="Tabelle1.AH3:Tabelle1.AH3" chart:class="chart:scatter">
            <chart:domain table:cell-range-address="Tabelle1.AI2:Tabelle1.AP2"/>
            <chart:data-point chart:repeated="8"/>
          </chart:series>
          <chart:series chart:style-name="ch12" chart:values-cell-range-address="Tabelle1.AI4:Tabelle1.AP4" chart:label-cell-address="Tabelle1.AH4:Tabelle1.AH4" chart:class="chart:scatter">
            <chart:data-point chart:repeated="8"/>
          </chart:series>
          <chart:series chart:style-name="ch13" chart:values-cell-range-address="Tabelle1.AI5:Tabelle1.AP5" chart:label-cell-address="Tabelle1.AH5:Tabelle1.AH5" chart:class="chart:scatter">
            <chart:data-point chart:repeated="8"/>
          </chart:series>
          <chart:series chart:style-name="ch14" chart:values-cell-range-address="Tabelle1.AI6:Tabelle1.AP6" chart:label-cell-address="Tabelle1.AH6:Tabelle1.AH6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AI2:Tabelle1.AP2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AI2:Tabelle1.AP2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edis</text:p>
                <draw:g>
                  <svg:desc>Tabelle1.AH3:Tabelle1.AH3</svg:desc>
                </draw:g>
              </table:table-cell>
              <table:table-cell office:value-type="float" office:value="100331.810933851">
                <text:p>100331.810933851</text:p>
                <draw:g>
                  <svg:desc>Tabelle1.AI3:Tabelle1.AP3</svg:desc>
                </draw:g>
              </table:table-cell>
              <table:table-cell office:value-type="float" office:value="99840.7922253444">
                <text:p>99840.7922253444</text:p>
              </table:table-cell>
              <table:table-cell office:value-type="float" office:value="96313.8035445946">
                <text:p>96313.8035445946</text:p>
              </table:table-cell>
              <table:table-cell office:value-type="float" office:value="92622.1743569761">
                <text:p>92622.1743569761</text:p>
              </table:table-cell>
              <table:table-cell office:value-type="float" office:value="87621.8992719235">
                <text:p>87621.8992719235</text:p>
              </table:table-cell>
              <table:table-cell office:value-type="float" office:value="83856.5394187647">
                <text:p>83856.5394187647</text:p>
              </table:table-cell>
              <table:table-cell office:value-type="float" office:value="80596.0270273908">
                <text:p>80596.0270273908</text:p>
              </table:table-cell>
              <table:table-cell office:value-type="float" office:value="76880.6252396434">
                <text:p>76880.6252396434</text:p>
              </table:table-cell>
            </table:table-row>
            <table:table-row>
              <table:table-cell office:value-type="string">
                <text:p>ArangoDB</text:p>
                <draw:g>
                  <svg:desc>Tabelle1.AH4:Tabelle1.AH4</svg:desc>
                </draw:g>
              </table:table-cell>
              <table:table-cell office:value-type="float" office:value="17285.2495786515">
                <text:p>17285.2495786515</text:p>
                <draw:g>
                  <svg:desc>Tabelle1.AI4:Tabelle1.AP4</svg:desc>
                </draw:g>
              </table:table-cell>
              <table:table-cell office:value-type="float" office:value="16746.7597129712">
                <text:p>16746.7597129712</text:p>
              </table:table-cell>
              <table:table-cell office:value-type="float" office:value="14537.4064545458">
                <text:p>14537.4064545458</text:p>
              </table:table-cell>
              <table:table-cell office:value-type="float" office:value="14699.8468087731">
                <text:p>14699.8468087731</text:p>
              </table:table-cell>
              <table:table-cell office:value-type="float" office:value="13870.1889321871">
                <text:p>13870.1889321871</text:p>
              </table:table-cell>
              <table:table-cell office:value-type="float" office:value="14835.8069625234">
                <text:p>14835.8069625234</text:p>
              </table:table-cell>
              <table:table-cell office:value-type="float" office:value="13765.8208227341">
                <text:p>13765.8208227341</text:p>
              </table:table-cell>
              <table:table-cell office:value-type="float" office:value="13672.1700175773">
                <text:p>13672.1700175773</text:p>
              </table:table-cell>
            </table:table-row>
            <table:table-row>
              <table:table-cell office:value-type="string">
                <text:p>Cassandra</text:p>
                <draw:g>
                  <svg:desc>Tabelle1.AH5:Tabelle1.AH5</svg:desc>
                </draw:g>
              </table:table-cell>
              <table:table-cell office:value-type="float" office:value="6579.50881440024">
                <text:p>6579.50881440024</text:p>
                <draw:g>
                  <svg:desc>Tabelle1.AI5:Tabelle1.AP5</svg:desc>
                </draw:g>
              </table:table-cell>
              <table:table-cell office:value-type="float" office:value="6286.95676324869">
                <text:p>6286.95676324869</text:p>
              </table:table-cell>
              <table:table-cell office:value-type="float" office:value="6059.872097969">
                <text:p>6059.872097969</text:p>
              </table:table-cell>
              <table:table-cell office:value-type="float" office:value="5872.24978833497">
                <text:p>5872.24978833497</text:p>
              </table:table-cell>
              <table:table-cell office:value-type="float" office:value="5577.52577097397">
                <text:p>5577.52577097397</text:p>
              </table:table-cell>
              <table:table-cell office:value-type="float" office:value="5373.22709443257">
                <text:p>5373.22709443257</text:p>
              </table:table-cell>
              <table:table-cell office:value-type="float" office:value="5273.07560762843">
                <text:p>5273.07560762843</text:p>
              </table:table-cell>
              <table:table-cell office:value-type="float" office:value="5158.7182029913">
                <text:p>5158.7182029913</text:p>
              </table:table-cell>
            </table:table-row>
            <table:table-row>
              <table:table-cell office:value-type="string">
                <text:p>MongoDB</text:p>
                <draw:g>
                  <svg:desc>Tabelle1.AH6:Tabelle1.AH6</svg:desc>
                </draw:g>
              </table:table-cell>
              <table:table-cell office:value-type="float" office:value="23947.885825121">
                <text:p>23947.885825121</text:p>
                <draw:g>
                  <svg:desc>Tabelle1.AI6:Tabelle1.AP6</svg:desc>
                </draw:g>
              </table:table-cell>
              <table:table-cell office:value-type="float" office:value="23371.2217798414">
                <text:p>23371.2217798414</text:p>
              </table:table-cell>
              <table:table-cell office:value-type="float" office:value="22427.8789826487">
                <text:p>22427.8789826487</text:p>
              </table:table-cell>
              <table:table-cell office:value-type="float" office:value="22136.33366769">
                <text:p>22136.33366769</text:p>
              </table:table-cell>
              <table:table-cell office:value-type="float" office:value="21643.572297257">
                <text:p>21643.572297257</text:p>
              </table:table-cell>
              <table:table-cell office:value-type="float" office:value="21678.879941665">
                <text:p>21678.879941665</text:p>
              </table:table-cell>
              <table:table-cell office:value-type="float" office:value="21442.4520491957">
                <text:p>21442.4520491957</text:p>
              </table:table-cell>
              <table:table-cell office:value-type="float" office:value="21357.9996066591">
                <text:p>21357.99960665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1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04cm" svg:height="8.98cm" xlink:href=".." xlink:type="simple" chart:class="chart:scatter" chart:row-mapping="0 1 2 3" chart:style-name="ch1">
        <chart:title svg:x="6.139cm" svg:y="0.315cm" chart:style-name="ch2">
          <text:p>Alle Datenbanken</text:p>
        </chart:title>
        <chart:subtitle svg:x="5.318cm" svg:y="1.273cm" chart:style-name="ch3">
          <text:p>Löschen (prozentualer Anteil)</text:p>
        </chart:subtitle>
        <chart:legend chart:legend-position="bottom" svg:x="2.843cm" svg:y="8.171cm" style:legend-expansion="wide" chart:style-name="ch4"/>
        <chart:plot-area chart:style-name="ch5" table:cell-range-address="Tabelle1.AH30:Tabelle1.AS34" chart:data-source-has-labels="both" svg:x="1.354cm" svg:y="2.314cm" svg:width="13.818cm" svg:height="4.67cm">
          <chartooo:coordinate-region svg:x="2.716cm" svg:y="2.526cm" svg:width="12.456cm" svg:height="3.785cm"/>
          <chart:axis chart:dimension="x" chart:name="primary-x" chart:style-name="ch6" chartooo:axis-type="auto">
            <chart:title svg:x="6.195cm" svg:y="7.164cm" chart:style-name="ch7">
              <text:p>prozentualer Anteil Löschen</text:p>
            </chart:title>
            <chart:categories table:cell-range-address="Tabelle1.AI30:Tabelle1.AS30"/>
          </chart:axis>
          <chart:axis chart:dimension="y" chart:name="primary-y" chart:style-name="ch8">
            <chart:title svg:x="0.451cm" svg:y="6.572cm" chart:style-name="ch9">
              <text:p>Operationen pro Sekunde</text:p>
            </chart:title>
            <chart:grid chart:style-name="ch10" chart:class="major"/>
          </chart:axis>
          <chart:series chart:style-name="ch11" chart:values-cell-range-address="Tabelle1.AI31:Tabelle1.AS31" chart:label-cell-address="Tabelle1.AH31:Tabelle1.AH31" chart:class="chart:scatter">
            <chart:domain table:cell-range-address="Tabelle1.AI30:Tabelle1.AS30"/>
            <chart:data-point chart:repeated="11"/>
          </chart:series>
          <chart:series chart:style-name="ch12" chart:values-cell-range-address="Tabelle1.AI32:Tabelle1.AS32" chart:label-cell-address="Tabelle1.AH32:Tabelle1.AH32" chart:class="chart:scatter">
            <chart:data-point chart:repeated="11"/>
          </chart:series>
          <chart:series chart:style-name="ch13" chart:values-cell-range-address="Tabelle1.AI33:Tabelle1.AS33" chart:label-cell-address="Tabelle1.AH33:Tabelle1.AH33" chart:class="chart:scatter">
            <chart:data-point chart:repeated="11"/>
          </chart:series>
          <chart:series chart:style-name="ch14" chart:values-cell-range-address="Tabelle1.AI34:Tabelle1.AS34" chart:label-cell-address="Tabelle1.AH34:Tabelle1.AH34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Tabelle1.AI30:Tabelle1.AS3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Zeile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elle1.AI30:Tabelle1.AS3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dis</text:p>
                <draw:g>
                  <svg:desc>Tabelle1.AH31:Tabelle1.AH31</svg:desc>
                </draw:g>
              </table:table-cell>
              <table:table-cell office:value-type="float" office:value="94604.0567593946">
                <text:p>94604.0567593946</text:p>
                <draw:g>
                  <svg:desc>Tabelle1.AI31:Tabelle1.AS31</svg:desc>
                </draw:g>
              </table:table-cell>
              <table:table-cell office:value-type="float" office:value="93555.44708868">
                <text:p>93555.44708868</text:p>
              </table:table-cell>
              <table:table-cell office:value-type="float" office:value="92708.3432597895">
                <text:p>92708.3432597895</text:p>
              </table:table-cell>
              <table:table-cell office:value-type="float" office:value="92897.3559420965">
                <text:p>92897.3559420965</text:p>
              </table:table-cell>
              <table:table-cell office:value-type="float" office:value="92806.644156842">
                <text:p>92806.644156842</text:p>
              </table:table-cell>
              <table:table-cell office:value-type="float" office:value="92154.5600393534">
                <text:p>92154.5600393534</text:p>
              </table:table-cell>
              <table:table-cell office:value-type="float" office:value="93116.097569845">
                <text:p>93116.097569845</text:p>
              </table:table-cell>
              <table:table-cell office:value-type="float" office:value="92877.1145899577">
                <text:p>92877.1145899577</text:p>
              </table:table-cell>
              <table:table-cell office:value-type="float" office:value="92751.561073328">
                <text:p>92751.561073328</text:p>
              </table:table-cell>
              <table:table-cell office:value-type="float" office:value="92014.2412539113">
                <text:p>92014.2412539113</text:p>
              </table:table-cell>
              <table:table-cell office:value-type="float" office:value="91489.8001502542">
                <text:p>91489.8001502542</text:p>
              </table:table-cell>
            </table:table-row>
            <table:table-row>
              <table:table-cell office:value-type="string">
                <text:p>ArangoDB</text:p>
                <draw:g>
                  <svg:desc>Tabelle1.AH32:Tabelle1.AH32</svg:desc>
                </draw:g>
              </table:table-cell>
              <table:table-cell office:value-type="float" office:value="16981.4033781579">
                <text:p>16981.4033781579</text:p>
                <draw:g>
                  <svg:desc>Tabelle1.AI32:Tabelle1.AS32</svg:desc>
                </draw:g>
              </table:table-cell>
              <table:table-cell office:value-type="float" office:value="14715.545106155">
                <text:p>14715.545106155</text:p>
              </table:table-cell>
              <table:table-cell office:value-type="float" office:value="12992.0859006645">
                <text:p>12992.0859006645</text:p>
              </table:table-cell>
              <table:table-cell office:value-type="float" office:value="11906.5815914536">
                <text:p>11906.5815914536</text:p>
              </table:table-cell>
              <table:table-cell office:value-type="float" office:value="10917.2901384154">
                <text:p>10917.2901384154</text:p>
              </table:table-cell>
              <table:table-cell office:value-type="float" office:value="10631.2087642835">
                <text:p>10631.2087642835</text:p>
              </table:table-cell>
              <table:table-cell office:value-type="float" office:value="9828.78408504252">
                <text:p>9828.78408504252</text:p>
              </table:table-cell>
              <table:table-cell office:value-type="float" office:value="9175.26095078219">
                <text:p>9175.26095078219</text:p>
              </table:table-cell>
              <table:table-cell office:value-type="float" office:value="8909.10040588417">
                <text:p>8909.10040588417</text:p>
              </table:table-cell>
              <table:table-cell office:value-type="float" office:value="8864.3234794286">
                <text:p>8864.3234794286</text:p>
              </table:table-cell>
              <table:table-cell office:value-type="float" office:value="8188.56713464475">
                <text:p>8188.56713464475</text:p>
              </table:table-cell>
            </table:table-row>
            <table:table-row>
              <table:table-cell office:value-type="string">
                <text:p>Cassandra</text:p>
                <draw:g>
                  <svg:desc>Tabelle1.AH33:Tabelle1.AH33</svg:desc>
                </draw:g>
              </table:table-cell>
              <table:table-cell office:value-type="float" office:value="8306.59440483662">
                <text:p>8306.59440483662</text:p>
                <draw:g>
                  <svg:desc>Tabelle1.AI33:Tabelle1.AS33</svg:desc>
                </draw:g>
              </table:table-cell>
              <table:table-cell office:value-type="float" office:value="5845.22353622447">
                <text:p>5845.22353622447</text:p>
              </table:table-cell>
              <table:table-cell office:value-type="float" office:value="4180.50007831979">
                <text:p>4180.50007831979</text:p>
              </table:table-cell>
              <table:table-cell office:value-type="float" office:value="2203.91411664933">
                <text:p>2203.91411664933</text:p>
              </table:table-cell>
              <table:table-cell office:value-type="float" office:value="1523.47335038208">
                <text:p>1523.47335038208</text:p>
              </table:table-cell>
              <table:table-cell office:value-type="float" office:value="1679.18914757153">
                <text:p>1679.18914757153</text:p>
              </table:table-cell>
              <table:table-cell office:value-type="float" office:value="1500.98628344999">
                <text:p>1500.98628344999</text:p>
              </table:table-cell>
              <table:table-cell office:value-type="float" office:value="1048.15895866988">
                <text:p>1048.15895866988</text:p>
              </table:table-cell>
              <table:table-cell office:value-type="float" office:value="1081.59191119368">
                <text:p>1081.59191119368</text:p>
              </table:table-cell>
              <table:table-cell office:value-type="float" office:value="1136.95924357199">
                <text:p>1136.95924357199</text:p>
              </table:table-cell>
              <table:table-cell office:value-type="float" office:value="1080.04623207145">
                <text:p>1080.04623207145</text:p>
              </table:table-cell>
            </table:table-row>
            <table:table-row>
              <table:table-cell office:value-type="string">
                <text:p>MongoDB</text:p>
                <draw:g>
                  <svg:desc>Tabelle1.AH34:Tabelle1.AH34</svg:desc>
                </draw:g>
              </table:table-cell>
              <table:table-cell office:value-type="float" office:value="22585.2265222529">
                <text:p>22585.2265222529</text:p>
                <draw:g>
                  <svg:desc>Tabelle1.AI34:Tabelle1.AS34</svg:desc>
                </draw:g>
              </table:table-cell>
              <table:table-cell office:value-type="float" office:value="22266.6684539023">
                <text:p>22266.6684539023</text:p>
              </table:table-cell>
              <table:table-cell office:value-type="float" office:value="22191.2589632435">
                <text:p>22191.2589632435</text:p>
              </table:table-cell>
              <table:table-cell office:value-type="float" office:value="22034.9304742614">
                <text:p>22034.9304742614</text:p>
              </table:table-cell>
              <table:table-cell office:value-type="float" office:value="22045.4716052425">
                <text:p>22045.4716052425</text:p>
              </table:table-cell>
              <table:table-cell office:value-type="float" office:value="21542.1180961289">
                <text:p>21542.1180961289</text:p>
              </table:table-cell>
              <table:table-cell office:value-type="float" office:value="22139.1625058414">
                <text:p>22139.1625058414</text:p>
              </table:table-cell>
              <table:table-cell office:value-type="float" office:value="22485.4974557405">
                <text:p>22485.4974557405</text:p>
              </table:table-cell>
              <table:table-cell office:value-type="float" office:value="22454.4311764291">
                <text:p>22454.4311764291</text:p>
              </table:table-cell>
              <table:table-cell office:value-type="float" office:value="23184.0646617682">
                <text:p>23184.0646617682</text:p>
              </table:table-cell>
              <table:table-cell office:value-type="float" office:value="23358.5752815752">
                <text:p>23358.57528157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